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fo:language="en" fo:country="AU"/>
    </style:style>
    <style:style style:name="P2" style:family="paragraph" style:parent-style-name="Title" style:master-page-name="Standard">
      <style:paragraph-properties style:page-number="auto"/>
      <style:text-properties fo:language="en" fo:country="AU"/>
    </style:style>
    <style:style style:name="P3" style:family="paragraph" style:parent-style-name="Heading_20_1" style:list-style-name=""/>
    <style:style style:name="P4" style:family="paragraph" style:parent-style-name="List_20_Paragraph" style:list-style-name="Default_20_List"/>
    <style:style style:name="P5" style:family="paragraph" style:parent-style-name="List_20_Paragraph">
      <style:text-properties fo:language="en" fo:country="AU"/>
    </style:style>
    <style:style style:name="P6" style:family="paragraph" style:parent-style-name="List_20_Paragraph" style:list-style-name="Default_20_List">
      <style:text-properties fo:language="en" fo:country="AU"/>
    </style:style>
    <style:style style:name="P7" style:family="paragraph" style:parent-style-name="List_20_Paragraph" style:list-style-name="L1">
      <style:text-properties fo:language="en" fo:country="AU"/>
    </style:style>
    <style:style style:name="P8" style:family="paragraph" style:parent-style-name="List_20_Paragraph">
      <style:text-properties fo:language="en" fo:country="AU" style:text-underline-style="none"/>
    </style:style>
    <style:style style:name="P9" style:family="paragraph" style:parent-style-name="List_20_Paragraph" style:list-style-name="L2">
      <style:text-properties fo:language="en" fo:country="AU"/>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utha Ideas</text:p>
      <text:h text:style-name="P1" text:outline-level="1">Sun 15-Jan-12</text:h>
      <text:list xml:id="list35127479" text:style-name="Default_20_List">
        <text:list-item>
          <text:p text:style-name="P6">Users should be able to (and encouraged to) declare projects they are working on that they hope to get reputation for. Example projects:</text:p>
          <text:list>
            <text:list-item>
              <text:p text:style-name="P6">Filling in missing metadata about albums and tracks by a particular artist</text:p>
            </text:list-item>
            <text:list-item>
              <text:p text:style-name="P6">Locating (and adding to Zutha) as much of the currently available software in a specific category as can be found</text:p>
            </text:list-item>
            <text:list-item>
              <text:p text:style-name="P6">Finding and rewarding (by zuth investment) users who are making great contributions to Zutha’s knowledgebase in a particular field such as The Wheel of Time</text:p>
              <text:list>
                <text:list-item>
                  <text:p text:style-name="P6">This is a kind of meta-project of which I expect there will need to be multiple levels for the reputation framework to be truly effective in shaping user behaviour towards benefiting Zutha as a whole.</text:p>
                </text:list-item>
                <text:list-item>
                  <text:p text:style-name="P6">A user who undertakes this project of rewarding the labour of users who add data about The Wheel of Time would expect to be rewarded by other users playing an even higher level meta-role.</text:p>
                </text:list-item>
                <text:list-item>
                  <text:p text:style-name="P6">Users taking on a level 1 meta-role should be judged on how good they are at locating well-performing users in the tier below them.</text:p>
                </text:list-item>
                <text:list-item>
                  <text:p text:style-name="P6">Users taking on a level 2 meta-role would judge level 1 meta-behaviour by randomly sampling their work, assessing the appropriateness of their praise to other users. The level 1 meta-users who are the most prolific in finding users worthy of praise and are the most fair in assessing them should be rewarded the most.</text:p>
                </text:list-item>
                <text:list-item>
                  <text:p text:style-name="P6">If a user is found to be rewarding users who clearly don’t deserve it, this should be criticised. </text:p>
                </text:list-item>
                <text:list-item>
                  <text:p text:style-name="P6">Blatant favouritism should be investigated and reported to interested members of the Zutha community so that it can be considered as evidence for merging ownership of the two users involved. (By merging ownership I mean marking the two users as having a shared real-world controller so that they are treated as the same user for many purposes by the network.)</text:p>
                </text:list-item>
              </text:list>
            </text:list-item>
          </text:list>
        </text:list-item>
      </text:list>
      <text:h text:style-name="P1" text:outline-level="1">Thu 19-Jan-12</text:h>
      <text:list xml:id="list36292972" text:continue-numbering="true" text:style-name="Default_20_List">
        <text:list-item>
          <text:p text:style-name="P6">Lisp is the perfect model to use for thinking about how a programming language could be implemented in the Zutha cloud</text:p>
          <text:list>
            <text:list-item>
              <text:p text:style-name="P6">A Lisp program is just a tree of symbols and atoms</text:p>
            </text:list-item>
            <text:list-item>
              <text:p text:style-name="P6">A Cons could trivially be represented as a Zutha item with two association fields to the “car” and “cdr” fields (in lisp terminology)</text:p>
            </text:list-item>
            <text:list-item>
              <text:p text:style-name="P6">Actually this would be a doubly-linked list if implemented with standard Associations.</text:p>
            </text:list-item>
            <text:list-item>
              <text:p text:style-name="P6">It might be worth considering making one-way links an available construct in the Zuthabase (a term I just coined)</text:p>
              <text:list>
                <text:list-item>
                  <text:p text:style-name="P6">Only the behaviour of one-way links needs to be standardised. They can be implemented however is most convenient to the implementer.</text:p>
                </text:list-item>
                <text:list-item>
                  <text:p text:style-name="P6">In the ZSL (Zutha Serialization Language), one-way links could be serialized as properties whose value is a ZID</text:p>
                </text:list-item>
                <text:list-item>
                  <text:p text:style-name="P6">One-way links can just be a property-type whose value type is another item</text:p>
                </text:list-item>
                <text:list-item>
                  <text:p text:style-name="P6">The One-Way Link property type should be subtyped to restrict the allowed type of the item linked to</text:p>
                </text:list-item>
              </text:list>
            </text:list-item>
            <text:list-item>
              <text:p text:style-name="P6">A function definition would be an Item of type Function </text:p>
              <text:list>
                <text:list-item>
                  <text:p text:style-name="P6">It would have a field of type Linked List (beginning with a one-way link to a Cons item) which specifies the argument names (and possibly types as well)</text:p>
                  <text:list>
                    <text:list-item>
                      <text:p text:style-name="P6">An argument name would be specified by a link to a Symbol item which would act as the name for that argument for the scope of the function</text:p>
                    </text:list-item>
                    <text:list-item>
                      <text:p text:style-name="P6">A Symbol item would have a human-readable name (potentially multiple names with different names in different scopes) but the human-readable name would not be significant for the definition of programs, it would only be used when the program’s code is to be expressed for humans to read.</text:p>
                    </text:list-item>
                  </text:list>
                </text:list-item>
                <text:list-item>
                  <text:p text:style-name="P6">It would have another Linked List field for the body of the function</text:p>
                  <text:list>
                    <text:list-item>
                      <text:p text:style-name="P6">A function body would be much like a Lisp function body being composed of function calls and macro calls</text:p>
                    </text:list-item>
                    <text:list-item>
                      <text:p text:style-name="P6">Variables would be specified by links to Symbol items. This could include Symbol items that were specified as arguments to the function in which case the value that will be associated with that Symbol for the scope of this function call will be whatever value was passed to that argument for the current call to this function.</text:p>
                    </text:list-item>
                    <text:list-item>
                      <text:p text:style-name="P6">A Symbol may also have a value in a scope outside that of this function call (i.e. a global variable – of which there may be multiple levels)</text:p>
                    </text:list-item>
                    <text:list-item>
                      <text:p text:style-name="P6">A Symbol could represent a function as easily as any literal value so a link to a Symbol that represents a function in the current scope could be used instead of a direct link to a Function item for calling functions.</text:p>
                    </text:list-item>
                  </text:list>
                </text:list-item>
              </text:list>
            </text:list-item>
            <text:list-item>
              <text:p text:style-name="P6">A function call would be a linked list whose first element is the name of the function to call and whose subsequent elements are the arguments </text:p>
              <text:list>
                <text:list-item>
                  <text:p text:style-name="P6">The function to call would be identified by a link to a Function item</text:p>
                </text:list-item>
                <text:list-item>
                  <text:p text:style-name="P6">Any of the arguments could also be linked lists or other data structures and may be executed before being passed to the named function</text:p>
                </text:list-item>
              </text:list>
            </text:list-item>
          </text:list>
        </text:list-item>
        <text:list-item>
          <text:p text:style-name="P6">Some Definitions</text:p>
          <text:list>
            <text:list-item>
              <text:p text:style-name="P6">Zuthanet</text:p>
              <text:list>
                <text:list-item>
                  <text:p text:style-name="P6">The network of nodes that constitute the Zutha network. Comparable in meaning to the Internet</text:p>
                </text:list-item>
              </text:list>
            </text:list-item>
            <text:list-item>
              <text:p text:style-name="P6">Zuthabase</text:p>
              <text:list>
                <text:list-item>
                  <text:p text:style-name="P6">Refers to the actual data stored by Zutha nodes and made accessible via the abstract Zutha API.</text:p>
                </text:list-item>
              </text:list>
            </text:list-item>
            <text:list-item>
              <text:p text:style-name="P6">Zutha</text:p>
              <text:list>
                <text:list-item>
                  <text:p text:style-name="P6">Encapsulates everything that Zutha is. </text:p>
                </text:list-item>
                <text:list-item>
                  <text:p text:style-name="P6">This word should also be used when there is no need to distinguish between the database and the network of nodes.</text:p>
                </text:list-item>
              </text:list>
            </text:list-item>
          </text:list>
        </text:list-item>
        <text:list-item>
          <text:p text:style-name="P6">Once the Zuthabase contains huge number of tiny items (such as Conses), it may be desirable to package groups of items together for passing around among hosts</text:p>
          <text:list>
            <text:list-item>
              <text:p text:style-name="P6">There is always going to be a need to locate an item just from its ZID though, so the controller group selected for each tiny item will need to have at least the responsibility of knowing where to find the primary controller group for the item</text:p>
            </text:list-item>
            <text:list-item>
              <text:p text:style-name="P6">For example, a Function item might be the grouping item and all Conses it links to would all be under the responsibly of the Function item’s controller group, (say GroupF)</text:p>
            </text:list-item>
            <text:list-item>
              <text:p text:style-name="P6">If someone tried to locate one of the Conses (say X) from its ZID alone, the controller group specified by this ZID would point the user to GroupF</text:p>
            </text:list-item>
            <text:list-item>
              <text:p text:style-name="P6">It would be much better if the client could know to go directly to GroupF so that all burden could be lifted from the hosts that would otherwise have to know about X. It may be that the resources required to just notify hosts of their ownership of new items every timeframe, when multiplied by enough items, will be almost as great a bottleneck as giving the hosts the extra responsibility of managing the item in its entirety. This seems even more likely to be true when I consider that for most items in most timeframes, the hosts responsible for them will not be required to do anything except store a tiny amount of data, thus hardly anything will be saved by splitting that responsibility in two.</text:p>
            </text:list-item>
            <text:list-item>
              <text:p text:style-name="P6">Perhaps some additional information could be added to ZIDs to allow different types of items to be treated differently by the selection algorithm</text:p>
            </text:list-item>
          </text:list>
        </text:list-item>
        <text:list-item>
          <text:p text:style-name="P6">Why not specify the type of an item in its ZID?</text:p>
          <text:list>
            <text:list-item>
              <text:p text:style-name="P6">An item’s type is fixed so the ZID will never become unaligned with the actual type</text:p>
              <text:list>
                <text:list-item>
                  <text:p text:style-name="P6">Actually I do remember considering that it might be useful to be able to change an item’s type to a subtype of its old type so that a broad type can be made more granular.</text:p>
                </text:list-item>
                <text:list-item>
                  <text:p text:style-name="P6">If I’m going to specify item type in ZIDs then I think it will be best to make item types 100% fixed so I’ll need to think of another way to deal with this scenario</text:p>
                </text:list-item>
              </text:list>
            </text:list-item>
            <text:list-item>
              <text:p text:style-name="P6">An item’s type is a not-reified field, so the ZID of a type item encoded in an item’s ZID would be all the information that is needed about an item’s type</text:p>
            </text:list-item>
            <text:list-item>
              <text:p text:style-name="P6">Including the full ZID of the Item Type in every item’s ZID would not be ideal because it would lead to a great deal of redundant characters in every ZID. The ZID of the Type item, for example, would be included in every single ZID and the ZID of Item Type (which itself would include the ZID of Type) would be included in the ZIDs of most items.</text:p>
            </text:list-item>
            <text:list-item>
              <text:p text:style-name="P6">Type items could be excluded from including their Type in their ZIDs</text:p>
            </text:list-item>
            <text:list-item>
              <text:p text:style-name="P6">All Type items would be treated the same by the selection algorithm, thus the absence of a type field in an item’s ZID would be all the information the Selection function needs to determine which selection parameters to use (those specific to Type items)</text:p>
            </text:list-item>
            <text:list-item>
              <text:p text:style-name="P6">A ZID could look like: [Host ID][Type ID][Unique ID}</text:p>
            </text:list-item>
            <text:list-item>
              <text:p text:style-name="P6">In order for Type IDs to be separable from the rest of the ZID, they will need to follow the same scheme as Host IDs, where the first character specifies the length of the ID.</text:p>
              <text:list>
                <text:list-item>
                  <text:p text:style-name="P6">One way to achieve this would be to put Host IDs and Type IDs in separate namespaces</text:p>
                </text:list-item>
                <text:list-item>
                  <text:p text:style-name="P6">For example, a Host ID of say “host25G” would be referenced in a ZID as 25G</text:p>
                  <text:list>
                    <text:list-item>
                      <text:p text:style-name="P6">And a Type ID of “type2CC” would be referenced in a ZID as 2CC</text:p>
                    </text:list-item>
                  </text:list>
                </text:list-item>
              </text:list>
            </text:list-item>
            <text:list-item>
              <text:p text:style-name="P6">Type IDs could be kept shorter by putting them in a global Type namespace (as opposed to putting them in a host-specific namespace as with normal items)</text:p>
              <text:list>
                <text:list-item>
                  <text:p text:style-name="P6">This might require the creation of a new type to be a much more privileged endeavour than it would be otherwise because it would require a more complicated coordination process to select a unique Type ID than it does to select a normal ZID where uniqueness is guaranteed by the allocating host.</text:p>
                </text:list-item>
                <text:list-item>
                  <text:p text:style-name="P6">A process needs to be found to select unique Host IDs, so the same one can be used for Type IDs</text:p>
                </text:list-item>
                <text:list-item>
                  <text:p text:style-name="P6">Come to think of it, there may be no reason after all for the creation of Types to be super-privileged. Assuming that creations of types will be relatively rare, the extra network resources required to perform the more complex process of selecting a unique Type ID should be no problem.</text:p>
                </text:list-item>
              </text:list>
            </text:list-item>
            <text:list-item>
              <text:p text:style-name="P6">Example ZID: 25F34GT5G7Z:</text:p>
              <text:list>
                <text:list-item>
                  <text:p text:style-name="P6">25F is the Host ID</text:p>
                </text:list-item>
                <text:list-item>
                  <text:p text:style-name="P6">34GT is the Type ID</text:p>
                </text:list-item>
                <text:list-item>
                  <text:p text:style-name="P6">5G7Z is the unique ID</text:p>
                </text:list-item>
              </text:list>
            </text:list-item>
          </text:list>
        </text:list-item>
      </text:list>
      <text:h text:style-name="P1" text:outline-level="1">Fri 20-Jan-12</text:h>
      <text:list xml:id="list36319756" text:continue-numbering="true" text:style-name="Default_20_List">
        <text:list-item>
          <text:p text:style-name="P6">A field-set should be divided up into subsets for each available scope</text:p>
          <text:list>
            <text:list-item>
              <text:p text:style-name="P6">It should be possible to associate different permission levels with a given field-set for each scope it is allowed to have</text:p>
            </text:list-item>
            <text:list-item>
              <text:p text:style-name="P6">A Field-set’s subsets should be conceptually arranged in a hierarchical manner </text:p>
            </text:list-item>
            <text:list-item>
              <text:p text:style-name="P6">A permission level can be associated with the whole field-set, defining the default permission level required to modify any field in the set in any scope</text:p>
            </text:list-item>
            <text:list-item>
              <text:p text:style-name="P6">A permission level associated with a broad scope acts as a default value for all sub-scopes</text:p>
            </text:list-item>
            <text:list-item>
              <text:p text:style-name="P6">The permission level for a given field will be determined by the most specific permission level declaration</text:p>
            </text:list-item>
          </text:list>
        </text:list-item>
        <text:list-item>
          <text:p text:style-name="P6">Every item could have a long-term controller group</text:p>
          <text:list>
            <text:list-item>
              <text:p text:style-name="P6">This could eliminate a need to encode categorisation information in item ZIDs</text:p>
            </text:list-item>
            <text:list-item>
              <text:p text:style-name="P6">If you are trying to find the controller group of an item you already know something about (such as its type) then you will probably be able to determine which algorithm to use to find its main controller group (the frequently changing one). This should be the most common case.</text:p>
            </text:list-item>
            <text:list-item>
              <text:p text:style-name="P6">In the rare case when an item needs to be located from only its ZID, its long-term controller group can be found using a universal algorithm that depends only on the ZID.</text:p>
            </text:list-item>
            <text:list-item>
              <text:p text:style-name="P6">Long-term controller groups would be updated much more infrequently than an item’s main controller group and would therefore be much more vulnerable to accidental loss of members or deliberate sabotage.</text:p>
            </text:list-item>
            <text:list-item>
              <text:p text:style-name="P6">For most items most of the time, the long-term controller group should not need to be used and its use should be discouraged, particularly for critical items, so that there is no incentive for attackers to target an item’s long-term controller group.</text:p>
            </text:list-item>
            <text:list-item>
              <text:p text:style-name="P6">For items which are accessed very infrequently, though, a lot of network resources could be saved by reducing the need for their ownership to be passed around frequently. </text:p>
            </text:list-item>
            <text:list-item>
              <text:p text:style-name="P6">Some items may even have only a long-term controller group</text:p>
              <text:list>
                <text:list-item>
                  <text:p text:style-name="P6">Archived items, events and Conses might fall into this category</text:p>
                </text:list-item>
                <text:list-item>
                  <text:p text:style-name="P6">It would be important that such items be stored by more hosts than just their long-term controller group and that their authenticity can be verified once their long-term controller group has been contacted.</text:p>
                </text:list-item>
                <text:list-item>
                  <text:p text:style-name="P6">I think the event hash chain system will robustly protect against compromised controller groups being able to manipulate the items under their control because a user will always be able to follow the hash chain to verify an item’s validity.</text:p>
                </text:list-item>
                <text:list-item>
                  <text:p text:style-name="P6">The main vulnerability of stagnant controller groups will be to being nuked entirely, perhaps for the purpose of eliminating access to data they were responsible for.</text:p>
                </text:list-item>
              </text:list>
            </text:list-item>
          </text:list>
        </text:list-item>
        <text:list-item>
          <text:p text:style-name="P6">Many items could be grouped together and passed around as a bundle between hosts</text:p>
          <text:list>
            <text:list-item>
              <text:p text:style-name="P6">This would probably best be done by using the hash of the ZID and allocating different parts of the hash number space to a kind of index item, whose controller group would be expected to keep up to date with all the items whose ZID hash lies in the range of that index item.</text:p>
            </text:list-item>
            <text:list-item>
              <text:p text:style-name="P6">This kind of bulk allocation would be appropriate for the long-term controller groups, to further conserve resources. (It is probably going to be much more efficient to pass around large collections of items in one data stream rather than as many asynchronous messages)</text:p>
            </text:list-item>
            <text:list-item>
              <text:p text:style-name="P6">Actually the large-scale grouping of items is probably only going to make sense for items that will change very infrequently such as event items, archived items and immutable items. It would defeat the purpose of grouping items together if individual hosts will still have to manage the asynchronous updates of all of the items in the bunch they are responsible for. Also, once a large set of items is grouped together they will have to remain together regardless of the capacity of the hosts they are allocated to. Thus a small host may be overwhelmed if it is given responsibility for a huge collection of items containing lots of high demand and rapidly updated items.</text:p>
            </text:list-item>
            <text:list-item>
              <text:p text:style-name="P6">It could work to have items be allocated to either bulk archive or standard individually selected controller groups (or possibly both) based on real time discretion of the user community.</text:p>
            </text:list-item>
            <text:list-item>
              <text:p text:style-name="P6">Items that are detected to be accessed and updated infrequently could be automatically or manually archived at which point they would transition from having their own controller group to being part of a bulk archive based on the hash of their ZID.</text:p>
            </text:list-item>
            <text:list-item>
              <text:p text:style-name="P6">This would have advantages for auditing because it would be easier to check that a host is faithfully maintaining an entire archive of items than it would be to verify all the items they are responsible for individually. More significantly, the items that end up in an archive will be ones that users care less about and so there would be less incentive to audit them individually. If they are packed together however, there would be an incentive to audit the entire archive (because there would be – or at least might be - at least some important items in there).</text:p>
            </text:list-item>
            <text:list-item>
              <text:p text:style-name="P6">Items that are accessed and updated regularly are less vulnerable to neglect by hosts because the demand for them would create an incentive to maintain them so that hosts can earn reputation from successfully responding to requests involving them.</text:p>
            </text:list-item>
            <text:list-item>
              <text:p text:style-name="P6">When a client tries to find the controller group of an item it will probably ask its individual controller group first. If they don’t know about it, the client will then try contacting the controller group of its allocated archive. If neither know about it, then it has probably either been deleted or never existed.</text:p>
            </text:list-item>
            <text:list-item>
              <text:p text:style-name="P6">For some kinds of items, like event items or immutable items, a client (that knows the item’s type) will know to only check the archive controller group because such items will be allocated to archive status immediately upon creation.</text:p>
            </text:list-item>
          </text:list>
        </text:list-item>
        <text:list-item>
          <text:p text:style-name="P6">Immutable Items</text:p>
          <text:list>
            <text:list-item>
              <text:p text:style-name="P6">Especially once data starts being used to construct programs (a la lisp), it may be very useful to have immutable data structures – especially lists</text:p>
            </text:list-item>
            <text:list-item>
              <text:p text:style-name="P6">Immutable Conses would have the advantage that they could be reused. If they were mutable, then modification of a Cons for one purpose might break something that reused it in another context.</text:p>
            </text:list-item>
            <text:list-item>
              <text:p text:style-name="P6">A guarantee of immutability would also allow Conses to be more efficiently managed in a distributed system because there would be no need for them to have a dedicated controller group. Instead, they could be copied around to whatever hosts need them just like an atomic value like a number or string.</text:p>
            </text:list-item>
            <text:list-item>
              <text:p text:style-name="P6">A host that is asked for a linked list data structure associated with an item they are responsible for would not need to ask or listen for updates about all the Conses in that linked list since they would know that there will never be any such updates. Thus they can simply store the Conses in their own database and return them when required without any need for network calls.</text:p>
            </text:list-item>
            <text:list-item>
              <text:p text:style-name="P6">If Conses will not need a controller group and they cannot be modified is there any need for them to be a discrete item at all?</text:p>
              <text:list>
                <text:list-item>
                  <text:p text:style-name="P6">In order for it to be possible for a Cons to have multiple incoming links, it must have an identity (a ZID)</text:p>
                </text:list-item>
                <text:list-item>
                  <text:p text:style-name="P6">But if a Cons can never be modified then there would be no difference between a shared list tail and a duplication of that tail in every place that would have linked to the shared tail.</text:p>
                </text:list-item>
                <text:list-item>
                  <text:p text:style-name="P6">In the distributed context where data structures would be duplicated on multiple hosts anyway, there would be no resource conservation benefit to the conceptual sharing of a list tail</text:p>
                </text:list-item>
              </text:list>
            </text:list-item>
            <text:list-item>
              <text:p text:style-name="P6">So perhaps there isn’t really any use for immutable data structures. Any functionality they could provide would be just as easily be provided by more complex value types</text:p>
            </text:list-item>
          </text:list>
        </text:list-item>
        <text:list-item>
          <text:p text:style-name="P6">Mutable Conses still make sense, though, because they enable more granular revision control and the ability to link to a list (such as a program) that might change, from more than one place</text:p>
        </text:list-item>
      </text:list>
      <text:h text:style-name="P1" text:outline-level="1">Wed 25-Jan-12</text:h>
      <text:list xml:id="list36311525" text:continue-numbering="true" text:style-name="Default_20_List">
        <text:list-item>
          <text:p text:style-name="P6">Larger investments should carry a greater expectation of a satisfactory justification</text:p>
        </text:list-item>
        <text:list-item>
          <text:p text:style-name="P6">Items can be marked as “controversial” or “sensitive” (or some more appropriate name), in which case a higher burden of justification will be expected for investors. This basically means it should be seen as more appropriate for vigilante users to rebuff users who post unsatisfactory justifications with their investments in these kinds of items.</text:p>
          <text:list>
            <text:list-item>
              <text:p text:style-name="P6">An example scenario: An amateur film that uses some content created by Disney needs to have ownership divided up among the content contributors appropriately. </text:p>
            </text:list-item>
            <text:list-item>
              <text:p text:style-name="P6">This process would be done via a decision market open to the whole Zutha community (perhaps weighted towards reputation in the film domain)</text:p>
            </text:list-item>
            <text:list-item>
              <text:p text:style-name="P6">If a really high reputation user decides to invest an enormous amount to shift ownership of this amateur film towards Disney and away from the amateur producers, then they would need to provide an extremely good justification for this – one that most users would accept. Otherwise the code of the community would dictate that it is appropriate to criticize this action by the powerful user, and many users may do so. This norm would create a strong disincentive for a powerful user to accept money from Disney in exchange for attempting to grant them greater ownership of a popular amateur production that uses Disney content.</text:p>
            </text:list-item>
            <text:list-item>
              <text:p text:style-name="P6">If lots if separate users independently vote to increase Disney’s share of the ownership pie, then a user who disagrees with this trend may mark the item as “sensitive”, which would simply be a social cue that a more rigorous level of justification should be expected for every investment in this item. If there are a lot of users who disagree with the users pushing for greater Disney ownership of the film, and believe that the Disney endorsers are not justifying their position sufficiently, then those Disney endorsers may find that their reputation suffers as a result. This should reduce the influence of the group of Disney endorsers (because their reputation would fall) and would also create a disincentive for anyone to take bribes to endorse a position since taking a position you have been bribed to take probably means you will be opposing the popular opinion and will be at risk of retribution.</text:p>
            </text:list-item>
            <text:list-item>
              <text:p text:style-name="P6">The label of “sensitive” on an item will be open to contest as well through the normal means of conflict resolution: escalating permission levels and decision markets.</text:p>
            </text:list-item>
          </text:list>
        </text:list-item>
      </text:list>
      <text:h text:style-name="P1" text:outline-level="1">Sun 29-Jan-12</text:h>
      <text:list xml:id="list36308209" text:continue-numbering="true" text:style-name="Default_20_List">
        <text:list-item>
          <text:p text:style-name="P6">Before an item has been claimed, real money investments should be presumed to be donations. Once the item has been claimed, however, the owner should have the choice to retrospectively grant investment assets to the donors. </text:p>
          <text:list>
            <text:list-item>
              <text:p text:style-name="P6">A norm should be encouraged that expects owners to do this as a way of showing gratitude towards the donors that both promoted their item and gave money to them gratis.</text:p>
            </text:list-item>
            <text:list-item>
              <text:p text:style-name="P6">It would also be in an owner’s interest to do this if they expect to create any new items as it would improve their reputation as someone who rewards generosity towards them</text:p>
            </text:list-item>
            <text:list-item>
              <text:p text:style-name="P6">It would be beneficial for all creators generally if a norm arose around this protocol (retrospectively grating investment assets) because it would create a greater incentive for speculators to donate to items that have not yet been claimed; they would expect to become the earliest investors in that item once claimed and thus be in the best position to benefit from the future popularity of the item that they helped promote by their public donation.</text:p>
            </text:list-item>
          </text:list>
        </text:list-item>
      </text:list>
      <text:h text:style-name="P1" text:outline-level="1">Mon 30-Jan-12</text:h>
      <text:list xml:id="list36312326" text:continue-numbering="true" text:style-name="Default_20_List">
        <text:list-item>
          <text:p text:style-name="P6">The Power Belt that Daniel Suarez describes in his novels for powering HUD glasses could be realised using wireless power transmission by Resonant Inductive Coupling.</text:p>
        </text:list-item>
      </text:list>
      <text:h text:style-name="P1" text:outline-level="1">Wed 1-Feb-12</text:h>
      <text:list xml:id="list36308567" text:continue-numbering="true" text:style-name="Default_20_List">
        <text:list-item>
          <text:p text:style-name="P6">I want to write a “recursive narrative” that blurs distinctions between fiction, prophecy and documentary</text:p>
          <text:list>
            <text:list-item>
              <text:p text:style-name="P6">For example, imagine a story about the future (or present) of Zutha that depicts the Zutha community working on a collaborative project to produce an evolving story (perhaps in a mix of formats) about Zutha to inspire the public to participate in their community and their causes. This story could itself, recursively describe this dynamic and the story (and the story within the story) could evolve to reflect events that occur in reality.</text:p>
            </text:list-item>
            <text:list-item>
              <text:p text:style-name="P6">This mind-bending dynamic could lead to a lot of creativity in blending the future with the present.</text:p>
            </text:list-item>
            <text:list-item>
              <text:p text:style-name="P6">As an example, imagine the community inventing stories to depict possible disturbing consequences of crumbling civil liberties such as activists being spirited away from their homes by government agents for being threatening to the establishment, or crowds of Zuthans being rounded up by police to have unauthorized (and not government controlled) computing devices confiscated from them. Accompanying such stories might be stories of triumphs by the Zutha community where the solidarity and resourcefulness of the community lead to the prevention of such crimes being perpetrated. These kinds of stories could be presented in a dynamic list which could come to combine not just made up stories predicting the future, but eventually real stories of the same nature with links to their presentation by real-world news providers. This blurring dynamic could be implemented in virtual worlds where the imagined scenarios are acted out in practice in the virtual world or portrayed in its in-world history, where it could appear side-by-side with similar stories from the real world.</text:p>
            </text:list-item>
          </text:list>
        </text:list-item>
        <text:list-item>
          <text:p text:style-name="P6">I should seek support from the Free Software Foundation to develop Zutha</text:p>
          <text:list>
            <text:list-item>
              <text:p text:style-name="P6">In Free Software, Free Society, I found an appeal by Richard Stallman for volunteers to work on free software, peer to peer replacements for web applications that would solve some of the issues with SaaS in removing user freedoms.</text:p>
            </text:list-item>
            <text:list-item>
              <text:p text:style-name="P6">Zutha is precisely such a peer to peer application</text:p>
            </text:list-item>
          </text:list>
        </text:list-item>
        <text:list-item>
          <text:p text:style-name="P6">A way for collaboratively producing audiobooks</text:p>
          <text:list>
            <text:list-item>
              <text:p text:style-name="P6">Provide a tool on the Zutha platform for annotating a book to assign blocks of text to characters</text:p>
            </text:list-item>
            <text:list-item>
              <text:p text:style-name="P6">Provide a tool that uses this annotated text and provides an easy tool for users to record themselves as the voice for a character of their choice. The software would automatically highlight what they need to read next, along with context. It would associate the recordings with the corresponding text (which would also be useful for producing combined text/audiobook files)</text:p>
            </text:list-item>
            <text:list-item>
              <text:p text:style-name="P6">Once many recordings of each character have accumulated, users could vote on the best voices of each character and compositions could be made of the best combination of voice actors.</text:p>
            </text:list-item>
          </text:list>
        </text:list-item>
      </text:list>
      <text:h text:style-name="P1" text:outline-level="1">Thu 2-Feb-12</text:h>
      <text:list xml:id="list36304424" text:continue-numbering="true" text:style-name="Default_20_List">
        <text:list-item>
          <text:p text:style-name="P6">I need to think about how to design a decentralized legal system that would create incentives to prevent crime (and in particular repeat offences) instead of focusing on punishment for the purposes of revenge</text:p>
          <text:list>
            <text:list-item>
              <text:p text:style-name="P6">If protection agencies are paid to protect their clients, the incentive their clients may impose on them could be to focus on punishing successful criminals to appease their clients’ desire for revenge (perhaps justifying their behaviour with the claim that the punishment will deter other criminals).</text:p>
            </text:list-item>
            <text:list-item>
              <text:p text:style-name="P6">A protection agency would not want to face the cost of imprisoning criminals who harm their clients because it would cost them money to no particular benefit. Their incentive would be towards suffering or death as punishment for crimes against their clients. </text:p>
            </text:list-item>
            <text:list-item>
              <text:p text:style-name="P6">If the community as a whole is sufficiently opposed to such approaches to punishment, then the empowerment that a Zutha-based society would give to the community as a whole to organise to achieve their collective values may be sufficient to prevent the protection agencies from defying their values. Maybe. However it would obviously be far better if the policing system was designed to have its interests aligned with those of society.</text:p>
            </text:list-item>
            <text:list-item>
              <text:p text:style-name="P6">What is needed, I think, is a way to measure the impact of actions by protection agencies on society’s long-term interests. A means could then be devised for rewarding the protection agencies for acting in the interests of society as far as can be measured.</text:p>
            </text:list-item>
            <text:list-item>
              <text:p text:style-name="P6">Imagine if a protection agency was commanded by a court to take custody of a criminal. They would be required to provide the inmate with a minimum standard of living at their own expense (subject to open auditing). They would be permitted to release the offender at their own choosing, but would remain liable to some degree, to subsequent offences by that person. This would create an incentive for the protection agency to find cost-efficient ways of rehabilitating (for want of a less political and vacuous term) and retraining the offender.</text:p>
            </text:list-item>
            <text:list-item>
              <text:p text:style-name="P6">It would be better again if the whole concept of imprisonment could be avoided as much as possible. Even if the actual balance of incentives could be made to favour pursuing real rehabilitation, the concept of locking people up to keep them away from society – even without all the other counterproductive practices associated with most prison systems – probably has fundamental flaws. And at any rate it is worth searching for alternatives in case better ones exist.</text:p>
            </text:list-item>
            <text:list-item>
              <text:p text:style-name="P6">A huge proportion of imprisonment seems to result from poverty and the various dysfunctions and lose-lose choices that imposes on people. For such cases, it would be surely be more beneficial to society to provide the support required to allow such people to become productive citizens than to lock them up at public (or in the decentralized case, commercial) expense.</text:p>
            </text:list-item>
            <text:list-item>
              <text:p text:style-name="P6">Who could have (or be induced to have) an incentive to support a person with a poverty and crime stricken background in turning their life around?</text:p>
            </text:list-item>
            <text:list-item>
              <text:p text:style-name="P6">When people chose to buy protection services from a particular protection agency, they are endorsing that agency generally. </text:p>
              <text:list>
                <text:list-item>
                  <text:p text:style-name="P6">It would seem to make sense to combine the identification of good protectors and good rehabilitators with the same monetary vote. </text:p>
                </text:list-item>
                <text:list-item>
                  <text:p text:style-name="P6">That could be done be requiring a person’s protection agency to be responsible for supporting them in avoiding committing crime as much as they protect them against crime.</text:p>
                </text:list-item>
                <text:list-item>
                  <text:p text:style-name="P6">Two things immediately strike me as concerning about this idea.</text:p>
                  <text:list>
                    <text:list-item>
                      <text:p text:style-name="P6">The poor people who are most likely to commit crime will not have enough money to pay for a protection agency</text:p>
                    </text:list-item>
                    <text:list-item>
                      <text:p text:style-name="P6">The current legal system does not lead to lawyers trying to convince their clients to abandon a life of crime.</text:p>
                    </text:list-item>
                  </text:list>
                </text:list-item>
                <text:list-item>
                  <text:p text:style-name="P6">The first problem may not be so bad. The system already requires a way for public funds (gathered by Zutha and allocated by Zuth investment or directly donated) to be directed towards paying for protection agencies to serve people without the means to pay for one themselves. It seems likely that the non-profit institutions who manage the allocation of this money would want to direct it at protection agencies who benefit society by being good at supporting their clients to avoid crime.</text:p>
                </text:list-item>
                <text:list-item>
                  <text:p text:style-name="P6">It’s obvious why lawyers don’t try to prevent their clients from being criminals in the current legal system: lawyers are paid when their clients commit crimes and need to be represented in court. If lawyers were liable for damages when their clients committed crimes they might behave differently. The latter scenario is closer to what I’m imagining imposing on protection agencies in a “Zuthocracy”. Protection agencies would be paid to represent the interests of their clients by defending them against crime (like a private security guard) and defending their rights when prosecuted by others (like a lawyer), but they would also be liable for damages if their client was found guilty of crimes by a court (like… I dunno… an employer?).</text:p>
                </text:list-item>
              </text:list>
            </text:list-item>
            <text:list-item>
              <text:p text:style-name="P6">It might be beneficial to separate the role of protector and rehabilitator/educator, even if just for the benefit of specialization. </text:p>
              <text:list>
                <text:list-item>
                  <text:p text:style-name="P6">It does seem as though a protection agency with an incentive to avoid their clients getting in trouble with the law might invest more resources in concealing their clients’ illegal activities than preventing them, especially if their main area of expertise is law rather than teaching.</text:p>
                </text:list-item>
              </text:list>
            </text:list-item>
            <text:list-item>
              <text:p text:style-name="P6">But why would someone pay to have someone prevent them (even if just by psychological influence) from disobeying the law?</text:p>
              <text:list>
                <text:list-item>
                  <text:p text:style-name="P6">And if someone is poor (and thus more likely to resort to law-breaking) they will not be able to afford to pay for a “rehabilitator” even if they wanted to. </text:p>
                </text:list-item>
                <text:list-item>
                  <text:p text:style-name="P6">As in the case of paying a protection agency though, this service could be funded for them by a charity.</text:p>
                </text:list-item>
              </text:list>
            </text:list-item>
            <text:list-item>
              <text:p text:style-name="P6">I began to consider the concepts of rehabilitation and education together before – perhaps that could be taken much further.</text:p>
              <text:list>
                <text:list-item>
                  <text:p text:style-name="P6">It seems clear that an educational institution whose income from a student is determined by that student’s lifetime income, would have an incentive to teach the student to avoid crime.</text:p>
                </text:list-item>
                <text:list-item>
                  <text:p text:style-name="P6">But the existence of such an incentive covering some students does not mean it will be useful to cater for all people. If someone is already a criminal, why would an educational institution invest resources in them over someone with more chance of being successful in life?</text:p>
                </text:list-item>
                <text:list-item>
                  <text:p text:style-name="P6">It is clear that some deliberate modification of the incentive environment would be required to cause any profit-oriented entity to invest resources in training someone with less expected potential for earning than alternatives. The question is, what to modify?</text:p>
                </text:list-item>
              </text:list>
            </text:list-item>
            <text:list-item>
              <text:p text:style-name="P6">This is an issue I want to come back to (if only there were more time!)</text:p>
            </text:list-item>
          </text:list>
        </text:list-item>
      </text:list>
      <text:h text:style-name="P1" text:outline-level="1">Tue 7-Feb-12</text:h>
      <text:list xml:id="list36315680" text:continue-numbering="true" text:style-name="Default_20_List">
        <text:list-item>
          <text:p text:style-name="P6">Names need to be unique in their own scope and every overlapping scope</text:p>
          <text:list>
            <text:list-item>
              <text:p text:style-name="P6">Scopes overlap with their superscopes and subscopes</text:p>
            </text:list-item>
            <text:list-item>
              <text:p text:style-name="P6">The global scope overlaps all other scopes</text:p>
            </text:list-item>
          </text:list>
        </text:list-item>
      </text:list>
      <text:h text:style-name="P1" text:outline-level="1">Tue 14-Feb-12</text:h>
      <text:list xml:id="list35142190" text:style-name="L1">
        <text:list-item>
          <text:p text:style-name="P7">Write a book about the Birth of Zutha from a historic perspective</text:p>
          <text:list>
            <text:list-item>
              <text:p text:style-name="P7">I think it would be cool to write a book that reads like a history book written in, say 2025, about the birth of Zutha in, say 2015</text:p>
            </text:list-item>
            <text:list-item>
              <text:p text:style-name="P7">Actually, instead of a book format, it should take the form of an online wiki that is purportedly written by the Zutha community. It should pretend to be looking back from the future, having had years of work in the intervening years between 2015 and the pretend present. However it could actually be a real Zutha hosted wiki written now (or as soon as I have a functioning Zutha.net up and running), imagining the events that might unfold in the future.</text:p>
            </text:list-item>
            <text:list-item>
              <text:p text:style-name="P7">The prelude should say something like “for those countries that still have old-fashioned copyright laws, this document is published under a copy-left license”</text:p>
            </text:list-item>
            <text:list-item>
              <text:p text:style-name="P7">There should be an afterward that discusses the actual present in relation to Zutha's evolution and invites readers to participate in making the vision of Zutha become a reality.</text:p>
            </text:list-item>
            <text:list-item>
              <text:p text:style-name="P7">I think this medium could be a powerful way to illustrate what Zutha could be. </text:p>
              <text:list>
                <text:list-item>
                  <text:p text:style-name="P7">It would allow the narrator to describe a historic context for events and even reflect on the imagined repercussions of those events in the time between the events of the book and the fictional present.</text:p>
                </text:list-item>
                <text:list-item>
                  <text:p text:style-name="P7">The personal history of characters could be described in a condensed form without any need to pretend that anything other than the part of their history that matters for current events is being included (as is somewhat necessary in fictional stories).</text:p>
                </text:list-item>
                <text:list-item>
                  <text:p text:style-name="P7">Technologies could be described for the benefit of the lay reader in the way that popular non-fiction books describe things like the Internet MRI scanners</text:p>
                </text:list-item>
              </text:list>
            </text:list-item>
            <text:list-item>
              <text:p text:style-name="P7">One disadvantage of this medium could be that it has less potential for immersion in the world as experienced by the characters themselves.</text:p>
            </text:list-item>
            <text:list-item>
              <text:p text:style-name="P7">I suppose there is no reason why multiple mediums for imagining the future of Zutha couldn't be used simultaneously by different collaborative projects.</text:p>
            </text:list-item>
            <text:list-item>
              <text:p text:style-name="P7">I could start writing in both a novel and history book format as separate projects and eventually open both projects up to collaboration on Zutha.</text:p>
            </text:list-item>
          </text:list>
        </text:list-item>
        <text:list-item>
          <text:p text:style-name="P7">Concentration of power is going to become more and more dangerous with the evolution of autonomous robots</text:p>
          <text:list>
            <text:list-item>
              <text:p text:style-name="P7">A large centrally controlled network of automated machines will be more vulnerable both to hijacking and abuse of power</text:p>
            </text:list-item>
            <text:list-item>
              <text:p text:style-name="P7">robots built to obey a central master will be much easier to turn to unethical pursuits than human soldiers are</text:p>
            </text:list-item>
            <text:list-item>
              <text:p text:style-name="P7">The larger a system, the greater the potential impact of software bugs</text:p>
            </text:list-item>
            <text:list-item>
              <text:p text:style-name="P7">Even if the current controller of a highly centralised system is trusted with that power, the fact that the reigns are all held in one place makes the entire system vulnerable to being co-opted by a far less trustworthy entity.</text:p>
            </text:list-item>
            <text:list-item>
              <text:p text:style-name="P7">The system need not remain under the control of humans either. I think the fears of AI the abound in popular culture are not entirely unrealistic in this respect. If we design large scale systems to be centrally controlled by AI systems, than those entire systems become vulnerable to undesirable behaviour by those AI systems.</text:p>
            </text:list-item>
          </text:list>
        </text:list-item>
        <text:list-item>
          <text:p text:style-name="P7">A decentralised system could avoid this problems</text:p>
          <text:list>
            <text:list-item>
              <text:p text:style-name="P7">Many independently controlled and designed systems that are instructed by their controllers to temporarily work together in a collaborative pursuit will robust to:</text:p>
              <text:list>
                <text:list-item>
                  <text:p text:style-name="P7">malfunctions anywhere in the system</text:p>
                </text:list-item>
                <text:list-item>
                  <text:p text:style-name="P7">attempts by any one entity (including AI systems, terrorists, governments etc.) to command the system to behave against the will of the majority of owners</text:p>
                </text:list-item>
              </text:list>
            </text:list-item>
          </text:list>
        </text:list-item>
      </text:list>
      <text:h text:style-name="P1" text:outline-level="1">Sat 18-Feb-12</text:h>
      <text:list xml:id="list36313068" text:continue-list="list36315680" text:style-name="Default_20_List">
        <text:list-item>
          <text:p text:style-name="P5">Exploitation/Gaming for Reputation and Zuth accumulation</text:p>
          <text:list>
            <text:list-item>
              <text:p text:style-name="P5">Fundamentally a high reputation user can act as the equivalent of the first Zutha user in seeding the reputation for an entire community of users he controls.</text:p>
            </text:list-item>
            <text:list-item>
              <text:p text:style-name="P5">An algorithm will not (yet) be able to tell the difference between investment between a network of investments in dummy items and a valid network of investments based on the actual merit of items.</text:p>
            </text:list-item>
            <text:list-item>
              <text:p text:style-name="P5">People will, however, be able to identify large-scale investment in dummy items and will be able to trace the trails of investment back to the seed investor. It should be easy to get community consensus in such a blatant case of gaming, to annihilate the entire fake network of users.</text:p>
            </text:list-item>
            <text:list-item>
              <text:p text:style-name="P5">It would be necessary, however, for enough users to participate in this process to overpower whatever reputation the exploiter has accumulated before being detected.</text:p>
            </text:list-item>
            <text:list-item>
              <text:p text:style-name="P5">It will be important, therefore, for such exploitation schemes to be found and neutralised early. Though if one does succeed in becoming very powerful, it is likely going to be easier to rally the support to eliminate it.</text:p>
            </text:list-item>
            <text:list-item>
              <text:p text:style-name="P5">The fact that this kind of exploitation scheme will resemble, from the perspective of an algorithm examining the graph structure of investments, the initial seeding of reputation in the Zutha network, is not necessarily much of a problem. After the initial seeding of reputation has taken place, the rules can be changed to label as suspicious, any similar-looking isolated graph structures that arise later on.</text:p>
            </text:list-item>
            <text:list-item>
              <text:p text:style-name="P5">An exploiter could seed his network of junk users and items from a large number of low-reputation users.</text:p>
            </text:list-item>
            <text:list-item>
              <text:p text:style-name="P5">A fundamental paradigm of Zutha is that a group of low reputation users should be able to have as much influence as smaller number of high reputation users with equivalent net reputation, so an exploiter need not pool his accumulated reputation into a single user in order to use it. The exploiter could instead accumulate large numbers of separate small networks, each seeded by an independent user that at one point created an item of minor value.</text:p>
            </text:list-item>
            <text:list-item>
              <text:p text:style-name="P5">The fundamental nature of the exploit is to keep all Zuth earned through their salary internal to a network of users they own. This way they gain the maximum possible multiplier effect of reinvesting their salary in their own reputation.</text:p>
            </text:list-item>
            <text:list-item>
              <text:p text:style-name="P5">If we assume that all Zuth is invested immediately upon being earned, then any self-contained sub-network of users that owns x% of the Zuth (and reputation) in the network at time t0 can at best retain x% of the Zuth (and reputation) in the network by time t1, by investing only in items it owns. This is because all the other Zuth in the network experiences the same multiplier effect over the same period.</text:p>
            </text:list-item>
            <text:list-item>
              <text:p text:style-name="P5">In practice, not all Zuth will be invested as soon as it is earned, which means its multiplying capacity will be left on the table. Thus an exploiter that re-invests optimally within its sub-network could increase its proportion of the Zuth in the network over time.</text:p>
            </text:list-item>
            <text:list-item>
              <text:p text:style-name="P5">This seems to me to be a fundamental vulnerability because it is becoming increasingly clear to me that arbitrarily sophisticated sub-networks of colluding users are possible and they need not behave in obviously suspicious ways, such as by investing in blatant junk items or investing exclusively in a self-contained network. A sophisticated attacker could allow Zuth to leave the network of users it owns, but still ensure that less Zuth leaves its network than comes in from outside. The fact that more Zuth flows into a sub-network than flows out cannot alone be grounds fore suspicion because this must be the case for about half of all sub-networks. The only way to identify the sub-network as a parasite would be to determine that the value being created by it is obviously less than that of other sub-networks that are similarly profitable. This could be very difficult when there is so much scope for “dark” areas of the knowledgebase that could conceal the self-contained flow of Zuth through items that would not merit their investment under greater scrutiny. An attacker could conceivably pretend to be a community from an obscure language group and create junk items in a language no one else understands. </text:p>
            </text:list-item>
            <text:list-item>
              <text:p text:style-name="P5">Pathological behaviour need not be executed by an attacker. A perfectly legitimate community could end up behaving like a parasite by focussing on investing Zuth as quickly as possible and keeping all investment self-contained within their community in order to benefit as much as possible from the multiplier effect.</text:p>
            </text:list-item>
            <text:list-item>
              <text:p text:style-name="P5">The fundamental problem is that there is an incentive to keep Zuth “local” and that a competitive (though pathological) advantage can be attained simply by being faster than the rest of the community at reinvesting your Zuth.</text:p>
            </text:list-item>
            <text:list-item>
              <text:p text:style-name="P5">There would be a tendency for Zuth and reputation to become concentrated among networks of users that invest their Zuth the fastest. This is a text-book example of an unintended consequence of a system.</text:p>
            </text:list-item>
            <text:list-item>
              <text:p text:style-name="P5">It seems clear to me now that rapid re-investment of Zuth must carry no systemic advantage. </text:p>
            </text:list-item>
            <text:list-item>
              <text:p text:style-name="P5">This could be achieved by making the multiplier effect apply regardless of whether Zuth is invested or not. So a user's salary would be determined by the sum of their total reputation and their holdings of Zuth.</text:p>
            </text:list-item>
            <text:list-item>
              <text:p text:style-name="P5">This would prevent a sub-network from gaining control of an increasing proportion of the Zuth in the network simply by re-investing it faster. Instead, the best they could achieve would be to break even in terms of percentage of Zuth controlled, which would be exactly as impressive as a user who does absolutely nothing... except for the fact that a sophisticated self-contained network could convert all of their Zuth into reputation, but a hoarder could not. Provided that the percentage of Zuth hoarded does not increase over time, this would not allow the sub-network to accumulate disproportionate influence, but it could be enough to create an incentive for communities to hoard, especially for a loss-averse species like human beings.</text:p>
            </text:list-item>
            <text:list-item>
              <text:p text:style-name="P5">If the items being invested in in a hoarding sub-network are sufficiently undeserving that they attract attention in the form of negative investment, then the hoarders may begin to lose ground as their hoarded reputation is negated by the negative investment and is thus unavailable to contribute to the multiplier effect.</text:p>
            </text:list-item>
            <text:list-item>
              <text:p text:style-name="P5">The ability of the community to combat blatant hoarding should be encouraged and facilitated by tools such as group-criticising items that allow the negative sentiment of the community towards the hoarders (or attackers depending on the severity) to be concentrated in a single item. Such an item will be more attractive to invest in because it will be more likely to accrue a profitable amount of future investment than all the obscure junk items that have been used by the hoarders to pass reputation amongst themselves. The users that have been involved in the hoarding conspiracy can be added as owners to the group-criticising item as they are identified.</text:p>
            </text:list-item>
            <text:list-item>
              <text:p text:style-name="P5">Even if obvious cases of hoarding can be identified and punished, however, the incentive will remain for communities to encourage each other to invest “locally” so as to keep the influence within the community (yes I'm using the quoted “locally” because of the ironic analogy with the commercial “keep the money local” fallacy). Unfortunately, unlike in the commercial scenario, which involves trade of money for something of (theoretically) equal value, there really is a rational reason to hoard Zuth within a community because investing in items owned by strangers implies a direct loss of potential reputation to a stranger. Actually a community can gain reputation by investing in outsiders' items, first by making a profit in Zuth from a good investment and then investing that profit back in the community to use as reputation. But if most people can be deceived by the local trade fallacy, there is hardly much hope that this more convoluted link between outside investment and self-interest will become the common wisdom.</text:p>
            </text:list-item>
            <text:list-item>
              <text:p text:style-name="P5">I think the separation between reputation and Zuth is largely responsible for these pathological incentives and perceived incentives</text:p>
            </text:list-item>
            <text:list-item>
              <text:p text:style-name="P5">Merging the concept of Zuth with reputation seems like an elegant idea, but the greatest barrier I see is how to reconcile domain-specific reputation (especially where reputation domains can be overlapping) with a one-dimensional measure of Zuth.</text:p>
            </text:list-item>
          </text:list>
        </text:list-item>
        <text:list-item>
          <text:p text:style-name="P5">Merging Zuth and Reputation</text:p>
          <text:list>
            <text:list-item>
              <text:p text:style-name="P5">reputation domains form a tree structure.</text:p>
            </text:list-item>
            <text:list-item>
              <text:p text:style-name="P5">Zuth is divided into a discrete set of domain-specific buckets</text:p>
            </text:list-item>
            <text:list-item>
              <text:p text:style-name="P5">converting between adjacent reputation domains is costly. For example, it might cost 120 Physics Zuth to buy 100 Science Zuth and 120 Science Zuth to buy 100 Chemistry Zuth</text:p>
            </text:list-item>
            <text:list-item>
              <text:p text:style-name="P5">Items are associated with one or more domains in specified proportions</text:p>
            </text:list-item>
            <text:list-item>
              <text:p text:style-name="P5">Purchasing an investment requires making whatever conversions of Zuth are required to buy investments in the target item's domain(s).</text:p>
            </text:list-item>
            <text:list-item>
              <text:p text:style-name="P5">When you sell an investment you gain Zuth in the domain(s) of the item (in the proportions that apply to that item)</text:p>
            </text:list-item>
            <text:list-item>
              <text:p text:style-name="P5">When someone buys an investment in an item you own, you gain Zuth in the same proportions and domains as what was paid by the investor</text:p>
            </text:list-item>
            <text:list-item>
              <text:p text:style-name="P5">When someone sells an investment in an item you own, you lose Zuth in the same proportions and domains as what was gained by the seller</text:p>
            </text:list-item>
            <text:list-item>
              <text:p text:style-name="P5">If your Zuth account becomes negative in a domain, you can not make investments that require Zuth in that domain, or transfer Zuth through that domain until you have brought its balance back into the positive.</text:p>
              <text:list>
                <text:list-item>
                  <text:p text:style-name="P5">This would prevent someone who is flamed excessively for incompetence in a specialised domain from having their reputation dissolve, even in unrelated fields</text:p>
                </text:list-item>
                <text:list-item>
                  <text:p text:style-name="P5">It would still allow serious crimes to be severely punished however because the punishment could occur in a reputation domain like “trustworthiness” that is a required domain for investing a large proportion of items. A user that continually abuses trust would have to “spend” their reputation in other domains to replenish their trust reputation so that they can invest in items that require the trust reputation domain. Thus most of a user's influence could be wiped out if suffer too much criticism on the trust front.</text:p>
                </text:list-item>
              </text:list>
            </text:list-item>
            <text:list-item>
              <text:p text:style-name="P5">It will be important that new and unsophisticated users do not have to concern themselves with decisions about which conversions to make in order to be able to make an investment. This would ideally be implemented as configurable preferences in the client software for making automatic conversion decisions at investment purchase time.</text:p>
            </text:list-item>
            <text:list-item>
              <text:p text:style-name="P5">Actually, it would be much better if no one had to worry about micro-managing conversions of Zuth between reputation domains, but I'm not sure if that will be possible.</text:p>
              <text:list>
                <text:list-item>
                  <text:p text:style-name="P5">If conversion is costly in both directions then it matters from which side (above or below in the hierarchy) you convert Zuth from for each investment, because your distribution of Zuth across domains will change the relative cost of different investments.</text:p>
                </text:list-item>
                <text:list-item>
                  <text:p text:style-name="P5">Even if it only costs to go down the hierarchy (from general to specific), which probably makes sense actually, then it still matters which pools of reputation you draw from for each investment because it will affect which specialised domains remain cheap to invest in in the future. For example, if you want to buy an investment in the Universal domain, it will cost the same in terms of units of Zuth regardless of which pool of Zuth you draw on (because the Universal domain is at the top of the hierarchy), but if you use up all your SciFi Zuth for this investment, and then find yourself wanting to invest in a SciFi novel the next day, you will have to make an expensive conversion from another reputation domain, whereas if you had chosen a different source domain for the investment in the Universal item, the SciFi investment would not have required any conversions.</text:p>
                </text:list-item>
              </text:list>
            </text:list-item>
            <text:list-item>
              <text:p text:style-name="P5">I think it will be practical to design algorithms that do a better job than most humans could at predicting which conversions are most optimal, based on a user's past investment behaviour. </text:p>
              <text:list>
                <text:list-item>
                  <text:p text:style-name="P5">Users should be encouraged to leave this algorithm to itself because meddling in such decisions will likely only lead to frustration and regret for most people.</text:p>
                </text:list-item>
                <text:list-item>
                  <text:p text:style-name="P5">Client writers can compete with each other to provide the best Zuth conversion scheduling algorithms and users can evaluate them based on experience or expert reviews in the same way that people evaluate sporting equipment or collaborative filtering services. </text:p>
                </text:list-item>
                <text:list-item>
                  <text:p text:style-name="P5">The need to make decisions about Zuth conversion will just become part of the competitive environment and expert service providers will compete to provide the best tools for that environment</text:p>
                </text:list-item>
              </text:list>
            </text:list-item>
            <text:list-item>
              <text:p text:style-name="P5">The user interface for making investments (for most users) should be something like a slider that updates two different numbers as it is moved; one representing the size of the investment purchased and the other showing how much it will cost the user in total Zuth (measured in the Universal Domain, which costs zero to convert to from any other domain).</text:p>
            </text:list-item>
            <text:list-item>
              <text:p text:style-name="P5">Users are paid a salary in proportion to their Reputation/Zuth (as measured in the Universal Domain). Their reputation in all domains increases by the same proportion.</text:p>
              <text:list>
                <text:list-item>
                  <text:p text:style-name="P5">This means the salary mechanics are identical to simple inflation of the “Zuth” supply.</text:p>
                </text:list-item>
                <text:list-item>
                  <text:p text:style-name="P5">Zuth will have no concept of debts or exchange rates with other goods, so the inflation rate can be completely arbitrary – though it should probably be proportional to the rate of expansion of the Zutha economy so that the perceived inflation rate stays roughly constant.</text:p>
                </text:list-item>
                <text:list-item>
                  <text:p text:style-name="P5">If a user has a negative balance in a domain, the size of this debt will grow over time, just as with standard inflation.</text:p>
                </text:list-item>
              </text:list>
            </text:list-item>
            <text:list-item>
              <text:p text:style-name="P5">Conversion of Zuth between domains should be required infrequently.</text:p>
              <text:list>
                <text:list-item>
                  <text:p text:style-name="P5">The purpose of the conversion cost is to encourage users to express their opinions mostly in the domains they have earned their reputations for.</text:p>
                </text:list-item>
                <text:list-item>
                  <text:p text:style-name="P5">It will nonetheless be important for the integrity of the system, that a large group of non-specialists are able to step in and overrule a group of experts in extreme circumstances, especially if the domain has been “captured” by a non-representative group of “experts” who have begun to abuse their authority and discriminate against competing experts in their field.</text:p>
                </text:list-item>
                <text:list-item>
                  <text:p text:style-name="P5">Conversion will also be necessary to pay back debts in important general domains like “trustworthiness” or “impartiality”</text:p>
                </text:list-item>
              </text:list>
            </text:list-item>
            <text:list-item>
              <text:p text:style-name="P5">It doesn't seem right that a user can “buy” reputation in domains they never earned it in by conversion from other domains.</text:p>
              <text:list>
                <text:list-item>
                  <text:p text:style-name="P5">For example, should a user be able to purchase a high reputation in the Trustworthiness domain using a reputation earned in the Diplomacy domain?</text:p>
                </text:list-item>
                <text:list-item>
                  <text:p text:style-name="P5">Furthermore, should it cost a user reputation in the Trustworthiness domain to increase another user's reputation in the Trustworthiness domain?</text:p>
                </text:list-item>
                <text:list-item>
                  <text:p text:style-name="P5">Both seem both unfair and inappropriate</text:p>
                </text:list-item>
                <text:list-item>
                  <text:p text:style-name="P5">Paying in trustworthiness score to increase someone else's trustworthiness score seems unfair, but it might reasonably be reconcilable as necessary to avoid the system vulnerabilities and pathological incentives we discussed earlier.</text:p>
                </text:list-item>
                <text:list-item>
                  <text:p text:style-name="P5">It does seem pretty nonsensical, however that someone should be able to purchase reputation in a field in which they have not earned it using reputation from a completely unrelated field</text:p>
                </text:list-item>
                <text:list-item>
                  <text:p text:style-name="P5">It would seem desirable to try to separate the capacity to give reputation to others in a particular domain from the capacity to give yourself reputation in that domain. But this faces exactly the same problems as the attempt to separate wealth in Zuth from actual reputation – in fact it is just the domain-specific analogue of exactly the same thing.</text:p>
                </text:list-item>
                <text:list-item>
                  <text:p text:style-name="P5">Unless I discover an entirely new paradigm, I think the only way to deal with this problem is to promote a more blurry definition of reputation. Instead of a reputation score having a direct link to a person's personality or skill-set, it will simply be an asset which is more expensive the less honest it is. This will allow the macro-level intentions of the reputation system to continue to work, but it will nonetheless be very confusing to most people. It's a dilemma.</text:p>
                </text:list-item>
              </text:list>
            </text:list-item>
          </text:list>
        </text:list-item>
        <text:list-item>
          <text:p text:style-name="P5">Implications of Zuth/Reputation integration for Zuth's interoperability (read: “capacity for being tainted”) with real world money.</text:p>
          <text:list>
            <text:list-item>
              <text:p text:style-name="P5">Zuth now seems more like a conventional currency because it is both the medium of exchange and the holder of value</text:p>
            </text:list-item>
            <text:list-item>
              <text:p text:style-name="P5">… yet it is still not exchanged, only invested. When you purchase an investment, it is a zero sum transaction in that the owner of the item gains the same amount of Zuth that you (temporarily) lose. Yet the transaction is reversible. You can sell the investment and immediately take that much Zuth back off the item owner.</text:p>
            </text:list-item>
            <text:list-item>
              <text:p text:style-name="P5">Real money transactions are not so reversible. They can sometimes be reversed by intermediaries or legal force, but they are certainly far stickier transactions than investments of Zuth</text:p>
            </text:list-item>
            <text:list-item>
              <text:p text:style-name="P5">This distinction makes for a difference in kind between the two currencies, and I think it will be quite effective in keeping them separated. </text:p>
            </text:list-item>
            <text:list-item>
              <text:p text:style-name="P5">Ironically, this is an aspect of the dynamics of Zuth that I am only noticing now as I ponder a change (the merging of Zuth and reputation) that I thought would make Zuth more vulnerable to interoperability with the dollar.</text:p>
            </text:list-item>
            <text:list-item>
              <text:p text:style-name="P5">The friction, of course, between the two currencies, arises because of an imbalance in confidence between the two parties of a trade. The buyer of real world money can be pretty confident of retaining his share of the deal as soon as the money has been deposited into his account. The buyer of Zuth, on the other hand, can at no point be sure that Zuth invested in an item of theirs will remain invested.</text:p>
            </text:list-item>
            <text:list-item>
              <text:p text:style-name="P5">Actually perhaps there is a way to irreversibly exchange Zuth: invest a large amount of Zuth on top of a small investment by the intended recipient. The recipient then sells his investment and takes some value permanently from the payer's investment. This is of course no different from what was possible before; it's just that now this kind of transaction gains the buyer something which is both reputation and the ability to influence reputation in the same currency, whereas, before, the buyer would have had to invest the purchased Zuth into another user's item in order to make use of the kind of influence enabled by reputation. The whole point of abandoning the separation between Zuth and reputation was that this conversion was not really all that difficult.</text:p>
            </text:list-item>
            <text:list-item>
              <text:p text:style-name="P5">The kind of transactions via mutual investment in an item that will permanently transfer ownership of Zuth from one user to another should be pretty difficult to pull off both safely and undetectably. If the transaction occurs in an empty investment market (an item with no investments in it yet), then the pattern that indicates a direct transfer from one user to another will be obvious. If, in the interests of obscurity, the transaction takes place in a busy market, then there will be a significant risk that the seller of Zuth will lose a large part of their temporary investment before they can fully sell it again. The size of investment required to transfer a significant amount of Zuth to a specific user will also be very large because investments in an already high-reputation item need much more Zuth invested on top of them to grow substantially in value. I suspect it will also become a popular practice to start selling whenever you notice the tell-tale pattern in investments above yours of small investment immediately followed by a huge investment, followed by immediate sale of the small investment. You'll be able to extract substantial value from the huge investment while its owner is still desperately trying to sell it off (which takes longer for larger investments)</text:p>
            </text:list-item>
            <text:list-item>
              <text:p text:style-name="P5">The fact that the safer transactions (in empty markets) will be so easy to track, will make easy targets of users who try to buy reputation in this way. I'm sure there will be plenty of users who find this behaviour distasteful enough to track down the abusers (through however many layers of obfuscated transactions they try to conceal their tracks with) and punish them severely. This risk of paying for reputation, only to lose it again, will contribute to the unattractiveness of the transaction.</text:p>
            </text:list-item>
            <text:list-item>
              <text:p text:style-name="P5">There is another way that Zuth/Reputation will be transferable. In order for control of the stock of Zuth to be distributed, the owners of items must be the ones who gain from the inflation of Zuth. So a seller of Zuth could invest in an item owned by the buyer and wait until the buyer has accrued the desired transaction amount through accumulation of “interest” (previously called salary or inflation), before asking for the payment of real money from the Zuth buyer. This would be a very slow process, would also be either obvious (especially in hindsight, as confirmation of suspected suspicious activity) or dangerous (if the investment was made in an active market), and more value would be lost by the seller than gained by the buyer, provided the seller is capable of earning greater return on investment than the rate of inflation/interest.</text:p>
            </text:list-item>
            <text:list-item>
              <text:p text:style-name="P5">Fundamentally though, someone with a lot of money will be able to buy reputation. Surprise, Surprise! This is a fundamental, if unfortunate, implication of the nature of money – it buys things, including influence. The only variable that can be controlled is cost, but the cost can be made very high when things like reputation and law are part of the equation.</text:p>
            </text:list-item>
            <text:list-item>
              <text:p text:style-name="P6">I think Zuth will be costly enough to purchase and to sell that the integrity of the reputation system as a whole will remain pretty robust.</text:p>
            </text:list-item>
            <text:list-item>
              <text:p text:style-name="P5">Even if Zuth can be purchased, the proportion of Zuth in the Zutha economy that is potentially available for sale should remain small, provided the community is successful in maintaining its integrity and keeping a large proportion of influence among people who would not sell their reputation for money even if the selfish cost could be kept low. This sounds like a circular statement: that Zutha will maintain its integrity provided that Zutha maintains its integrity. But it just means that the equilibrium point (of honest versus corruptible users) can be kept stable at a high percentage of honest users.</text:p>
            </text:list-item>
          </text:list>
        </text:list-item>
      </text:list>
      <text:h text:style-name="P1" text:outline-level="1">Sun 19-Feb-12</text:h>
      <text:list xml:id="list36292008" text:continue-numbering="true" text:style-name="Default_20_List">
        <text:list-item>
          <text:p text:style-name="P5">An item owner must only gain Zuth/Reputation from the interest on the Zuth invested in items he owns. Otherwise he could infinitely re-invest in his own items (regardless of how much indirection is required).</text:p>
        </text:list-item>
        <text:list-item>
          <text:p text:style-name="P5">What happens to the permissions system now that Reputation is a spendable currency?</text:p>
          <text:list>
            <text:list-item>
              <text:p text:style-name="P5">Performing an action could require the possession of a minimum amount or Zuth</text:p>
            </text:list-item>
            <text:list-item>
              <text:p text:style-name="P5">If you think an action might be challenged, you can commit an arbitrary amount of Zuth to put more force behind your decision. Another user (or users) that want to challenge your decision would have to do so by committing more Zuth than you have.</text:p>
            </text:list-item>
            <text:list-item>
              <text:p text:style-name="P5">This can be visualised like a kind of tug-of-war, with Zuth acting like force. </text:p>
            </text:list-item>
            <text:list-item>
              <text:p text:style-name="P5">If no Zuth is committed to maintaining a particular state (like the state of a document) then no force (no Zuth) is required to change it</text:p>
            </text:list-item>
            <text:list-item>
              <text:p text:style-name="P5">This system can completely replace the current permission-levels system. Instead of requiring a minimum reputation to change the permission-level or the permission-level lock, you just have to commit some amount of Zuth to keep an item locked in a particular state.</text:p>
            </text:list-item>
            <text:list-item>
              <text:p text:style-name="P5">If a wealthy user puts a strong lock on an item that another wealthy user thinks is not justified, he can oppose the lock by committing Zuth to its opposite (just like negative investment). A poorer user can then be the decider by committing enough Zuth to make up the difference between the two large commits. </text:p>
            </text:list-item>
            <text:list-item>
              <text:p text:style-name="P5">If there are multiple states to decide between (which there always will be), then there will be multiple separate buckets available to commit Zuth to both positively or negatively. Whichever bucket has the most Zuth in it will be the active state.</text:p>
            </text:list-item>
            <text:list-item>
              <text:p text:style-name="P5">The permission system and decision markets have just been merged. How elegant!</text:p>
            </text:list-item>
            <text:list-item>
              <text:p text:style-name="P5">I can't see any reason why decision markets shouldn't behave just like investment markets in allowing profit to be made by predicting the decisions of others, or loss to be made by being too slow to recognise the changing tide of opinion.</text:p>
            </text:list-item>
            <text:list-item>
              <text:p text:style-name="P5">The only difference between decision markets and investment markets should be that decision markets have no owner, and thus interest continues to accrue to the owners of the investments.</text:p>
            </text:list-item>
          </text:list>
        </text:list-item>
        <text:list-item>
          <text:p text:style-name="P5">I could go back to defining reputation as amount invested in items you own, now</text:p>
          <text:list>
            <text:list-item>
              <text:p text:style-name="P5">Reputation is no longer tied to influence, it would only be a measure of your Zuth-accruing “assets”</text:p>
            </text:list-item>
            <text:list-item>
              <text:p text:style-name="P5">Only, Zuth itself would be an asset of equal value in accruing Zuth.</text:p>
            </text:list-item>
            <text:list-item>
              <text:p text:style-name="P5">Reputation could be 'stock of Zuth held' + 'Zuth invested in items you own' + 'Zuth invested in decision markets'</text:p>
            </text:list-item>
            <text:list-item>
              <text:p text:style-name="P5">This doesn't help with the confusion problem about what Reputation is, though. It will still be possible to purchase Reputation in any domain (at various prices depending on your current distribution of reputation).</text:p>
            </text:list-item>
            <text:list-item>
              <text:p text:style-name="P5">Reputation will just be the measure for determining how much interest each user gets each time-period</text:p>
            </text:list-item>
          </text:list>
        </text:list-item>
        <text:list-item>
          <text:p text:style-name="P5">It may no longer be important to try to limit the ability of a user to influence another user's reputation.</text:p>
          <text:list>
            <text:list-item>
              <text:p text:style-name="P5">It seems pretty clear that any attempt is essentially futile anyway, because it will always be possible to create arbitrarily complex networks of users that collude to increase each others' reputation</text:p>
            </text:list-item>
            <text:list-item>
              <text:p text:style-name="P5">This is no longer meaningful, however, because giving another user reputation implies losing the same amount yourself. So you are most welcome to share the reputation you have earned among multiple users, but you gain nothing from it.</text:p>
            </text:list-item>
            <text:list-item>
              <text:p text:style-name="P5">This will make calculation of Reputation much easier, because it will no longer be necessary to do the complex calculations required to limit, through arbitrary degrees of indirection, the influence of user A on user B's reputation to 10% of A's reputation</text:p>
            </text:list-item>
          </text:list>
        </text:list-item>
        <text:list-item>
          <text:p text:style-name="P5">Every state that can be changed should be a kind of document with versions</text:p>
          <text:list>
            <text:list-item>
              <text:p text:style-name="P5">Every version of every document can have an associated decision market</text:p>
            </text:list-item>
            <text:list-item>
              <text:p text:style-name="P5">An empty decision market is equivalent to the decision market item not having been created yet. In both cases, every new version of the document immediately becomes the active one</text:p>
            </text:list-item>
            <text:list-item>
              <text:p text:style-name="P5">Changing some states will require the consensus of two different documents. For example, changing an Authorship association will require modifying both the Book's Author association field and the author's Books association field.</text:p>
            </text:list-item>
            <text:list-item>
              <text:p text:style-name="P5">Actually, I think the unit of modification for changing roles in an association should be the association field set. There is really no sense in blocking users from adding associations to an item if they could create the same desired association by modifying an existing association's roles.</text:p>
            </text:list-item>
            <text:list-item>
              <text:p text:style-name="P5">An association's roles should be immutable. Changing an association's roles should require deleting the existing association and creating a new one with the different roles</text:p>
            </text:list-item>
            <text:list-item>
              <text:p text:style-name="P5">The decision market on an Association should apply to deletion of the association and modification of its properties</text:p>
            </text:list-item>
            <text:list-item>
              <text:p text:style-name="P5">There should be separate decision markets for each property inside an association (or at least the option to create such fine-grained decision markets, though the need is likely to be rare for association properties, since most associations will have at most one property)</text:p>
            </text:list-item>
            <text:list-item>
              <text:p text:style-name="P5">There should also be a separate decision market just for the delete action</text:p>
              <text:list>
                <text:list-item>
                  <text:p text:style-name="P5">No, deletion should simply be a special version (version 0), which can have a negative weight placed on it to make it difficult to revert to it</text:p>
                </text:list-item>
              </text:list>
            </text:list-item>
            <text:list-item>
              <text:p text:style-name="P5">Every change to an item's properties (but not its associations) should change its version</text:p>
              <text:list>
                <text:list-item>
                  <text:p text:style-name="P5">A weight can be placed on a particular item version. For any of its properties to be changed, then, the new item version created by the change proposal must be given the most weight of any version for it to become active.</text:p>
                </text:list-item>
              </text:list>
            </text:list-item>
            <text:list-item>
              <text:p text:style-name="P5">If two versions have equal weight, the latter one wins</text:p>
            </text:list-item>
            <text:list-item>
              <text:p text:style-name="P5">An item version will be linked with the parallel versions of its properties</text:p>
              <text:list>
                <text:list-item>
                  <text:p text:style-name="P5">For any version to become active, it and all its linked versions must be the highest (or equally highest) weighted version in their version chain</text:p>
                </text:list-item>
              </text:list>
            </text:list-item>
            <text:list-item>
              <text:p text:style-name="P5">Similar to the link between an item version and its property versions, an association field set version is linked to the versions of the association field sets of all the other roles in the association.</text:p>
            </text:list-item>
          </text:list>
        </text:list-item>
        <text:list-item>
          <text:p text:style-name="P5">There is no longer a way to have default permission-levels</text:p>
          <text:list>
            <text:list-item>
              <text:p text:style-name="P5">This may be a good thing. Default permission level suffers from being a very arbitrary number. It would also be quite possible for it to be made too high such that instances that inherit it would be effectively immutable.</text:p>
            </text:list-item>
            <text:list-item>
              <text:p text:style-name="P5">The decision market system, on the contrary, does not involve arbitrary numbers, but directly measures the strength of will (weighted by reputation) behind each possible state.</text:p>
            </text:list-item>
            <text:list-item>
              <text:p text:style-name="P5">It will now be important for the community to be aware of the importance of putting weight behind important states, though, such as property declaration association field sets of type items</text:p>
            </text:list-item>
          </text:list>
        </text:list-item>
        <text:list-item>
          <text:p text:style-name="P5">Linked versions should actually be represented by a single “revision” item with a single decision weight associated with it</text:p>
          <text:list>
            <text:list-item>
              <text:p text:style-name="P5">For a revision to be active, its weight must exceed the weight of any revision it supersedes</text:p>
            </text:list-item>
            <text:list-item>
              <text:p text:style-name="P5">This system looks like it could elegantly integrate with the hash chain network for ensuring network integrity</text:p>
            </text:list-item>
            <text:list-item>
              <text:p text:style-name="P5">But I think it removes the ability to specify a higher weight for modification of a specific property than for modification of the item as a whole</text:p>
            </text:list-item>
            <text:list-item>
              <text:p text:style-name="P5">So I think weights will have to remain associated with each state (item/property) that is changed</text:p>
            </text:list-item>
          </text:list>
        </text:list-item>
        <text:list-item>
          <text:p text:style-name="P5">Changing a state requires committing enough Zuth to counter all locks that affect that state</text:p>
          <text:list>
            <text:list-item>
              <text:p text:style-name="P5">So changing an item property requires enough Zuth to counter the sum of the weight on the item and the weight on the property</text:p>
            </text:list-item>
            <text:list-item>
              <text:p text:style-name="P5">Putting a weight on an item essentially adds that weight requirement to all changes to that item's properties</text:p>
            </text:list-item>
          </text:list>
        </text:list-item>
        <text:list-item>
          <text:p text:style-name="P5">Users will be notified when a revision they have invested in is superseded. Presumably, if they agree with the change, they will sell their investment in their revision.</text:p>
          <text:list>
            <text:list-item>
              <text:p text:style-name="P5">In practice this should usually mean that the most recent user to make a change takes responsibility for maintaining the lock, and will be able to reduce the strength of the lock (once all prior revisions have been emptied) by reducing the amount of Zuth they commit</text:p>
            </text:list-item>
            <text:list-item>
              <text:p text:style-name="P5">If a user had invested in the negative side of a previous revision in order to reduce the strength of the lock, they may decide to sell this investment if they think the new revision has been given a sufficiently weak lock, or, if not, they may transfer their investment into the negative side of the new revision.</text:p>
            </text:list-item>
            <text:list-item>
              <text:p text:style-name="P5">A script could be written to automate the behaviour of maintaining a field below a desired maximum lock-level. Users could allocate a maximum amount of Zuth they are willing to spend to keep the lock level below this amount.</text:p>
            </text:list-item>
            <text:list-item>
              <text:p text:style-name="P5">Such scripts could be integrated into client software and made accessible as options in the user interface. The scripts would be authorised by the user, but would be executed by hosts and would thus not require the user to be connected to the network for them to work.</text:p>
            </text:list-item>
          </text:list>
        </text:list-item>
        <text:list-item>
          <text:p text:style-name="P5">An item revision will contain no data, only links to one or more property revisions and a new decision market</text:p>
        </text:list-item>
        <text:list-item>
          <text:p text:style-name="P5">Just as with the mercurial revision system, revisions should be labelled internally with their ZID rather than a serial number, but a serial number can be calculated by client software for the convenience of humans.</text:p>
        </text:list-item>
      </text:list>
      <text:h text:style-name="P1" text:outline-level="1">Mon 20-Feb-12</text:h>
      <text:list xml:id="list36297369" text:continue-numbering="true" text:style-name="Default_20_List">
        <text:list-item>
          <text:p text:style-name="P5">The concepts of Item Attributes and Reputation Domains could be merged</text:p>
          <text:list>
            <text:list-item>
              <text:p text:style-name="P5">Attributes like Objectivity and Humour could both be Reputation Domains for which an Item gets credit</text:p>
            </text:list-item>
            <text:list-item>
              <text:p text:style-name="P5">Items would have a separate pair of Investment Pools for each Reputation Domain associated with them</text:p>
            </text:list-item>
            <text:list-item>
              <text:p text:style-name="P5">Users could add additional Reputation Domains to Items, creating a pair of Investment Pools in the process</text:p>
            </text:list-item>
            <text:list-item>
              <text:p text:style-name="P5">This approach also has the benefit of eliminating the need to determine an Item's Reputation Domains (and the proportions of each) by a separate process.</text:p>
            </text:list-item>
          </text:list>
        </text:list-item>
        <text:list-item>
          <text:p text:style-name="P5">How should the Reputation Domain(s) of Decision Markets be determined?</text:p>
          <text:list>
            <text:list-item>
              <text:p text:style-name="P5">I think it still makes sense for a single Decision Market to require Reputation in multiple domains in varying proportions</text:p>
            </text:list-item>
            <text:list-item>
              <text:p text:style-name="P5">The Reputation Domains required for decisions should be determined for whole categories of decisions at once</text:p>
            </text:list-item>
            <text:list-item>
              <text:p text:style-name="P5">The process of determining the relative proportions of different domains of Reputation for a particular kind of decision should itself be determined by a Decision Market. Each candidate domain would have its own pair of Investment Pools and the proportions of each domain would be determined by the relative sizes of each non-negative pair of Investment Pools.</text:p>
            </text:list-item>
            <text:list-item>
              <text:p text:style-name="P5">Each Investment in a Decision Market will conceptually consist of some combination of one or more different kinds of Zuth. Investing in it may thus require the conversion of Zuth from other domains to make up the requisite proportions of different domains.</text:p>
            </text:list-item>
          </text:list>
        </text:list-item>
      </text:list>
      <text:h text:style-name="P1" text:outline-level="1">Fri 24-Feb-12</text:h>
      <text:list xml:id="list36314921" text:continue-numbering="true" text:style-name="Default_20_List">
        <text:list-item>
          <text:p text:style-name="P8">The community should vote to decide community norms - that is, protocols that only social expectations rather than programmed rules will enforce. </text:p>
          <text:list>
            <text:list-item>
              <text:p text:style-name="P8">e.g. should book publishers or other media distributors receive any credit (ownership) for digital goods?</text:p>
            </text:list-item>
          </text:list>
        </text:list-item>
        <text:list-item>
          <text:p text:style-name="P8">The normal way for clients to perform queries (view requests) should be to download all the necessary data to perform the query into their private database cache.</text:p>
          <text:list>
            <text:list-item>
              <text:p text:style-name="P8">Most clients are likely to have plenty of computing resources and enough space to perform most queries.</text:p>
            </text:list-item>
            <text:list-item>
              <text:p text:style-name="P8">This will distribute the load of query computation significantly and also put query processing time in the hands of the user (and the innovation of client-makers).</text:p>
            </text:list-item>
            <text:list-item>
              <text:p text:style-name="P8">It will make requests much faster.</text:p>
              <text:list>
                <text:list-item>
                  <text:p text:style-name="P8">Only one request-response cycle will be needed for each host group that needs to be contacted and all hosts will be contacted in parallel.</text:p>
                </text:list-item>
                <text:list-item>
                  <text:p text:style-name="P8">Caching can be used far more productively when requests are decomposed into many common requests. </text:p>
                  <text:list>
                    <text:list-item>
                      <text:p text:style-name="P8">The first node along the message path that has the requested data can return it immediately (the copy signed by the controller group that owns the data that is). </text:p>
                    </text:list-item>
                    <text:list-item>
                      <text:p text:style-name="P8">If a node returns an old copy of the data (older than the requester wants), it should pass on the query further towards the target controller group with an an added pieced of data: the age of the data it returned to the requester.</text:p>
                    </text:list-item>
                    <text:list-item>
                      <text:p text:style-name="P8">If a node has the desired data with an age between the latest data so far returned and the requested age, then it should return its data and also pass on the request, updating the latest-returned data in the message it sends onward.</text:p>
                    </text:list-item>
                    <text:list-item>
                      <text:p text:style-name="P8">If an intermediate node's copy is at least as recent as the age threshold specified in the request, then they need not send the message onward.</text:p>
                    </text:list-item>
                  </text:list>
                </text:list-item>
                <text:list-item>
                  <text:p text:style-name="P8">Clients can construct the result of the query in real time for the user as data comes in, updating the age of the data in real time as more and more recent data arrives.</text:p>
                </text:list-item>
              </text:list>
            </text:list-item>
            <text:list-item>
              <text:p text:style-name="P8">Queries should be broken up into atomic requests that can be answered by a stock response from a single controller group.</text:p>
              <text:list>
                <text:list-item>
                  <text:p text:style-name="P8">For example the query to find “US companies with a Chinese CEO” might make the following atomic requests:</text:p>
                  <text:list>
                    <text:list-item>
                      <text:p text:style-name="P8">All items that “are Chinese” that is, play the role National in the has-nationality association with the Chinese Nationality. The controller group of the “Chinese (Nationality)” item would know this list.</text:p>
                    </text:list-item>
                    <text:list-item>
                      <text:p text:style-name="P8">All items that are CEOs (known by the CEO item controllers).</text:p>
                    </text:list-item>
                    <text:list-item>
                      <text:p text:style-name="P8">All items located in the United States (the United States item controllers would know this list).</text:p>
                    </text:list-item>
                    <text:list-item>
                      <text:p text:style-name="P8">All instances of Company (known by the Company item controllers).</text:p>
                    </text:list-item>
                    <text:list-item>
                      <text:p text:style-name="P8">The sets of items: “US Companies” and “Chinese CEOs” would then be calculated. Depending on which set is smaller, either the CEO of each US Company would be looked up, or the Company of each Chinese CEO would be looked up.</text:p>
                    </text:list-item>
                    <text:list-item>
                      <text:p text:style-name="P8">Whatever specific information about each US Company with a Chinese CEO would then be looked up</text:p>
                    </text:list-item>
                  </text:list>
                </text:list-item>
                <text:list-item>
                  <text:p text:style-name="P8">This example requires 3 rounds of queries, but is a particularly complex query so this is not unreasonable.</text:p>
                </text:list-item>
                <text:list-item>
                  <text:p text:style-name="P8">It may seem like overkill to collect in the client, such huge sets as all items located in the USA and all items that are Chinese, yet these sets will simply be a list of short ZIDs so even millions of items could be stored in a few MB. The number of items located in the USA could eventually number in the billions or trillions, though. For sets that big, query planning algorithms would have to devise alternate ways to perform the logic. For example, it could ask for all the Companies and their located-in Regions and then find each Company whose location is known to be within the USA (which may involve looking up some previously unknown Region items).</text:p>
                </text:list-item>
                <text:list-item>
                  <text:p text:style-name="P8">There is a major benefit for caching of passing around huge standard sets of items. The larger the atomic units that are passed around, the fewer of them there will be and thus the more likely each one is to be cached recently by a given node.</text:p>
                </text:list-item>
              </text:list>
            </text:list-item>
            <text:list-item>
              <text:p text:style-name="P8">I'm going to start using the term 'fieldset' instead of 'data chunk' (or whatever else I've used) to refer to an atomic piece of data that is known by a single item controller group.</text:p>
            </text:list-item>
            <text:list-item>
              <text:p text:style-name="P8">The amount of data that needs to be passed around can be enormously reduced by passing sets around with their version information</text:p>
              <text:list>
                <text:list-item>
                  <text:p text:style-name="P8">When a client requests a fieldset that he previously possessed no prior versions of, he will receive the entire version history of the set - which, given that the vast majority of changes to the semantic graph will involve addition rather than subtraction of information, will mostly consist of a set of ZIDs grouped by the date they were added to the set.</text:p>
                </text:list-item>
                <text:list-item>
                  <text:p text:style-name="P8">When the client subsequently requests an update to the set, it will include the timestamp of the latest revision it possesses. It will then be returned only the revisions after the latest one it possesses.</text:p>
                </text:list-item>
                <text:list-item>
                  <text:p text:style-name="P8">The authenticity of a revision will be verified by a signature on its hash. Thus a client can compile the fieldset that results from factoring in all the newest revisions, and then verify the complete set by checking whether its hash matches the signature returned in the response to its request.</text:p>
                </text:list-item>
              </text:list>
            </text:list-item>
          </text:list>
        </text:list-item>
        <text:list-item>
          <text:p text:style-name="P8">Every Item should be assigned to an archive item based on the hash of its ZID</text:p>
          <text:list>
            <text:list-item>
              <text:p text:style-name="P8">For items that are not archived, the archive manager need only record the item's type alongside its ZID</text:p>
            </text:list-item>
            <text:list-item>
              <text:p text:style-name="P8">An Item's archive manager can be consulted to find out an Item's type so that the right selection algorithm can be used to locate its controller group</text:p>
            </text:list-item>
          </text:list>
        </text:list-item>
        <text:list-item>
          <text:p text:style-name="P8">A subset of a fieldset can be verified as valid without the availability of the entire fieldset.</text:p>
          <text:list>
            <text:list-item>
              <text:p text:style-name="P8">Hosts could sign a revision of a fieldset by signing a Merkle Tree of all its members.</text:p>
              <text:list>
                <text:list-item>
                  <text:p text:style-name="P8">First the hash of all member ZIDs would be calculated</text:p>
                </text:list-item>
                <text:list-item>
                  <text:p text:style-name="P8">Each pair of level-1 hashes would be hashed, forming level-2</text:p>
                </text:list-item>
                <text:list-item>
                  <text:p text:style-name="P8">Each pair of level-2 hashes would be hashed, forming level-3 and so on until only one hash is left</text:p>
                </text:list-item>
                <text:list-item>
                  <text:p text:style-name="P8">To verify a subset of a fieldset, each element of the subset and its pair would need to be known, as well as all the intermediate hashes that cannot be derived from the known elements' ZIDs.</text:p>
                </text:list-item>
                <text:list-item>
                  <text:p text:style-name="P8">The amount of data required to verify that a subset of size m of a fieldset of size n is valid would be of order m*log(n). It would approach n as m approaches n though.</text:p>
                </text:list-item>
              </text:list>
            </text:list-item>
            <text:list-item>
              <text:p text:style-name="P8">This would mean that a client could ask a 3<text:span text:style-name="T1">rd</text:span> party host (without redundancy) to run a query for it and return results (along with some extra hashes), that could be verified as valid despite the fact that the entire fieldsets that were actually signed by controller groups are not known by the client.</text:p>
            </text:list-item>
            <text:list-item>
              <text:p text:style-name="P8">There is a problem with this, though: the Merkle Tree only makes it possible to prove that a given item is currently a member of a particular fieldset; it doesn't allow any proof that the returned set is complete though. For example, if a client asked for all books written in Israel and it received a reply from a 3<text:span text:style-name="T1">rd</text:span> party host, it could verify that all the returned items are Book items (by verifying the partially, but sufficiently complete Merkle Tree and checking that the signed document associated with the top-level hash labels the fieldset as instances of Book) and it could do the same to verify that all the Books were written in Israel, but it would not be able to verify that the set of items returned constitute all items currently in the Zutha knowledgebase that satisfy the query conditions.</text:p>
            </text:list-item>
            <text:list-item>
              <text:p text:style-name="P8">I think the only way to ensure completeness of 3<text:span text:style-name="T1">rd</text:span> party responses to queries will be through the standard method of redundancy (multiple parallel responses from independent hosts).</text:p>
            </text:list-item>
            <text:list-item>
              <text:p text:style-name="P8">It would also be more efficient for fieldset hashes to be constructed as a chain of hashes - one hash for each revision – instead of necessitating the construction of a whole new Merkle Tree with each revision. </text:p>
              <text:list>
                <text:list-item>
                  <text:p text:style-name="P8">A fieldset's hash could be based on the whole revision history since we are going to pass around whole revision histories (or the missing parts of them) instead of flat fieldsets.</text:p>
                </text:list-item>
              </text:list>
            </text:list-item>
          </text:list>
        </text:list-item>
      </text:list>
      <text:h text:style-name="P1" text:outline-level="1">Fri 2-Mar-12</text:h>
      <text:list xml:id="list36302418" text:continue-numbering="true" text:style-name="Default_20_List">
        <text:list-item>
          <text:p text:style-name="P5">Distributed insurance</text:p>
          <text:list>
            <text:list-item>
              <text:p text:style-name="P5">People form layered (multi-level) communities that share risk. </text:p>
            </text:list-item>
            <text:list-item>
              <text:p text:style-name="P5">A community's liability to the larger community it is a member of would depend on its relative drain on the larger community - determined by the frequency and size of claims made by members.</text:p>
            </text:list-item>
            <text:list-item>
              <text:p text:style-name="P5">Every individual would pay a constant percentage of all the claims made to the entire global network (thus, by the law of large numbers, the amount they pay would effectively depend only on their total percentage of liability). The percentage they pay would be the product of the liability percentages of each level of community they are a member of, to the level above it.</text:p>
            </text:list-item>
            <text:list-item>
              <text:p text:style-name="P5">When a member's risk (claim size/frequency) increases, their liability should increase by a smaller factor. The slack is absorbed by higher layers of communities.</text:p>
            </text:list-item>
            <text:list-item>
              <text:p text:style-name="P5">The smallest scale communities would be able to affect the amount they pay most effectively by minimising the risk of claims among its own members (people in this case). For health, this would entail encouraging healthier lifestyles among members, for example.</text:p>
            </text:list-item>
            <text:list-item>
              <text:p text:style-name="P5">Higher level communities would have an incentive to encourage their member communities to minimise their risk, which might entail sharing knowledge and influence strategies.</text:p>
            </text:list-item>
            <text:list-item>
              <text:p text:style-name="P5">The arrangement of communities should be determined by rules rather than choice. Otherwise, communities would have an incentive to simply evict high risk members.</text:p>
              <text:list>
                <text:list-item>
                  <text:p text:style-name="P5">An example of a good selection rule would be for doctors and their patients to be grouped together.</text:p>
                </text:list-item>
                <text:list-item>
                  <text:p text:style-name="P5">Grouping by geography would also make sense as there are risks that are correlated by geography that could be reduced by the collective efforts of the local community.</text:p>
                </text:list-item>
              </text:list>
            </text:list-item>
            <text:list-item>
              <text:p text:style-name="P5">It should be possible to be a member of more than one community. You would be assigned a percentage of membership to each community and your risk and liability to each community would be determined by your relative proportion of membership in that community.</text:p>
              <text:list>
                <text:list-item>
                  <text:p text:style-name="P5">So, for example, a doctor might be 60% a member of his practice's community and 40% a member of his suburb's community. If his total risk metric would be 200, then his liability to his practice community would be determined based on a risk metric of 120, and his liability to his suburb community would be determined using a risk metric of 80.</text:p>
                </text:list-item>
              </text:list>
            </text:list-item>
            <text:list-item>
              <text:p text:style-name="P5">The risk metric should be determined by claim rates and automated statistical analysis alone. It should not require the input of subjective analysis.</text:p>
              <text:list>
                <text:list-item>
                  <text:p text:style-name="P5">Every person should start with some globally constant initial risk, determined by the global average claim rate (in dollars per year, say)</text:p>
                </text:list-item>
                <text:list-item>
                  <text:p text:style-name="P5">If a person, X, makes a claim of $100,000 for an expensive open-heart surgery operation, their risk factor should increase to reflect the expected future claim amount per year of someone who has just had such an operation, based only on data known by the automated system. </text:p>
                </text:list-item>
                <text:list-item>
                  <text:p text:style-name="P5">If X makes no claims for the next 5 years, X's risk will decrease to the expected claim rate per year in the future of someone who has had one $100,000 heart operation 5 years ago and none since.</text:p>
                </text:list-item>
                <text:list-item>
                  <text:p text:style-name="P5">If X makes another large claim associated with heart problems the next year, X's risk will increase to reflect the expected claim amount per year of someone who has had two expensive heart operations in the last 2 years.</text:p>
                </text:list-item>
              </text:list>
            </text:list-item>
            <text:list-item>
              <text:p text:style-name="P5">If X's risk increases from $1000/year to $10,000/year in a community, Y, that had a total risk of $11,000/year initially (and now has total risk of $20,000/year), X's liability should increase by some logarithmic (or maybe a power law) function of X's risk.</text:p>
              <text:list>
                <text:list-item>
                  <text:p text:style-name="P5">If we use the log function to determine relative liability, and all other members of Y have a risk of $100/year, then X's liability would initially be:</text:p>
                  <text:list>
                    <text:list-item>
                      <text:p text:style-name="P5">log(1000)/(log(1000)+log(100)*(10,000/100)) = 1.48%</text:p>
                    </text:list-item>
                    <text:list-item>
                      <text:p text:style-name="P6">everyone would each have liability: log(100)/(log(1000)+log(100)*(10,000/100)) = 0.985%</text:p>
                    </text:list-item>
                    <text:list-item>
                      <text:p text:style-name="P6">and 1 * 1.48 + 100*0.9852% = 100%</text:p>
                    </text:list-item>
                  </text:list>
                </text:list-item>
                <text:list-item>
                  <text:p text:style-name="P6">After X's risk increases to $10,000/year, the relative liabilities would become:</text:p>
                  <text:list>
                    <text:list-item>
                      <text:p text:style-name="P6">liability(X) = log(10,000)/(log(10,000)+log(100)*(10,000/100) = 1.961%</text:p>
                    </text:list-item>
                    <text:list-item>
                      <text:p text:style-name="P6">liability(others) = log(100)/(log(10,000)+log(100)*(10,000/100)) = 0.98039%</text:p>
                    </text:list-item>
                  </text:list>
                </text:list-item>
                <text:list-item>
                  <text:p text:style-name="P6">The liability of the whole Y community would also increase according to the log of its increase in risk from 11,000 to 20,000</text:p>
                </text:list-item>
                <text:list-item>
                  <text:p text:style-name="P6">If Y is a member of larger community Z which initially had a total risk of $11 million/year, made up of 1000 communities with 11,000 risk each, then Y's initial liability to Z would have been:</text:p>
                  <text:list>
                    <text:list-item>
                      <text:p text:style-name="P6">liability(Y) = log(11,000)/(1000*log(11,000)) = 0.10%</text:p>
                    </text:list-item>
                  </text:list>
                </text:list-item>
                <text:list-item>
                  <text:p text:style-name="P6">After X's risk increases from 1000 to 10,000 and Y's risk increases from 11,000 to 20,000, Y's liability increases to:</text:p>
                  <text:list>
                    <text:list-item>
                      <text:p text:style-name="P6">liability(Y) = log(20,000)/(log(20,000)+999*log(11,000)) = 0.1064%</text:p>
                    </text:list-item>
                    <text:list-item>
                      <text:p text:style-name="P6">which is an increase of 6.4%</text:p>
                    </text:list-item>
                  </text:list>
                </text:list-item>
                <text:list-item>
                  <text:p text:style-name="P6">X's liability to Z would therefore increase from</text:p>
                  <text:list>
                    <text:list-item>
                      <text:p text:style-name="P6">liability_Z1(X) = 0.0148*0.001 = 0.00148% to</text:p>
                    </text:list-item>
                    <text:list-item>
                      <text:p text:style-name="P6">liability_Z2(X) = 0.01961*0.001064 = 0.00209%</text:p>
                    </text:list-item>
                    <text:list-item>
                      <text:p text:style-name="P6">which is an increase in 41.2%</text:p>
                    </text:list-item>
                  </text:list>
                </text:list-item>
                <text:list-item>
                  <text:p text:style-name="P6">the other members of Y would have their liabilities change from</text:p>
                  <text:list>
                    <text:list-item>
                      <text:p text:style-name="P6">liability_Z1(Y-others) = 0.00985*0.001 = 0.000985% to</text:p>
                    </text:list-item>
                    <text:list-item>
                      <text:p text:style-name="P6">liability_Z2(Y-others) = 0.0098039*0.001064 = 0.001043%</text:p>
                    </text:list-item>
                    <text:list-item>
                      <text:p text:style-name="P6">which is an increase of 5.9%</text:p>
                    </text:list-item>
                  </text:list>
                </text:list-item>
                <text:list-item>
                  <text:p text:style-name="P6">These numbers seem to be pretty appropriate.</text:p>
                  <text:list>
                    <text:list-item>
                      <text:p text:style-name="P6">X suffers a hefty increase in liability (equivalent of insurance premium) of 41%, but for an increased risk of 1000%</text:p>
                    </text:list-item>
                    <text:list-item>
                      <text:p text:style-name="P6">Each other member of Y suffers an increase in liability of 5.9% because of the increased risk now attributed to their community because of X. They are not absorbing anywhere near the whole increase in risk associated with X, but they each wear more of it than people in more distant communities. This gives them an incentive to focus on reducing the risk of people more closely related to them in the hierarchy of communities.</text:p>
                    </text:list-item>
                  </text:list>
                </text:list-item>
                <text:list-item>
                  <text:p text:style-name="P6">Note that the total liability of Y would increase by slightly more than the 5.9% calculated above, because the liability of the Z community would increase very slightly as a result of X's increased liability as well. This effect would be exceedingly small though. Z's risk would only increase by 11,009,000/11,000,000-1 = 0.082%. Z's liability would increase with respect to its parent community P, by:</text:p>
                  <text:list>
                    <text:list-item>
                      <text:p text:style-name="P6">delta liability_P(Z) ~= log(11,009,000)/log(11,000,000) -1 = 0.005044%</text:p>
                    </text:list-item>
                  </text:list>
                </text:list-item>
              </text:list>
            </text:list-item>
            <text:list-item>
              <text:p text:style-name="P5">Exploitation</text:p>
              <text:list>
                <text:list-item>
                  <text:p text:style-name="P5">The cost of this system for an individual of risk R is less than the collective cost of N individuals whose collective risk adds up to R. Thus a group of people who entered themselves in this insurance scheme under a single name would be able to get the same benefits for a much smaller cost.</text:p>
                  <text:list>
                    <text:list-item>
                      <text:p text:style-name="P5">This is why it is important that allocation to communities is automatic, based on pre-defined and global rules, rather than being manipulable by individuals or conspiring parties.</text:p>
                    </text:list-item>
                    <text:list-item>
                      <text:p text:style-name="P5">To enter the insurance scheme, a person would have to verify their identity to the Zutha community and they would be allocated to an insurance community based on details about them (such as where they live, which hospitals attend and who their current GP is etc.)</text:p>
                    </text:list-item>
                  </text:list>
                </text:list-item>
                <text:list-item>
                  <text:p text:style-name="P5">Individuals could make fraudulent claims and acquire a large payout and only pay a fraction of the cost of the increased risk that would be associated with them as a result.</text:p>
                  <text:list>
                    <text:list-item>
                      <text:p text:style-name="P5">This issue faces current insurance schemes as well. The only way minimise this problem, as far as I can see, is to have effective mechanisms for determining eligibility for payouts and detecting fraud.</text:p>
                    </text:list-item>
                    <text:list-item>
                      <text:p text:style-name="P5">It would surely be possible to design a claim-arbitrating system with better aligned incentives than those faced by current insurance corporations, though.</text:p>
                    </text:list-item>
                    <text:list-item>
                      <text:p text:style-name="P5">This is where a distributed justice system would need to come into play.</text:p>
                    </text:list-item>
                    <text:list-item>
                      <text:p text:style-name="P5">Courts that compete for endorsement by as many protection agencies (and indirectly the customers of those protection agencies) as possible, would rule on the eligibility of a claimant to receive an insurance payout.</text:p>
                    </text:list-item>
                    <text:list-item>
                      <text:p text:style-name="P5">There would be only one party in an insurance claim: the claimant, because the payer is the entire distributed community of communities that participates in the insurance scheme. </text:p>
                    </text:list-item>
                    <text:list-item>
                      <text:p text:style-name="P5">Thus the selection of a court to rule on the claim cannot be based on the usual method of consensus between two parties. Instead, it should be a random selection among available courts with probability proportional to the reputation of the court for ruling on this particular kind of insurance claim.</text:p>
                    </text:list-item>
                    <text:list-item>
                      <text:p text:style-name="P5">This system would provide an opportunity for start-up courts to get a chance to prove themselves</text:p>
                    </text:list-item>
                    <text:list-item>
                      <text:p text:style-name="P5">The incentive of the court is to balance cost with making a good ruling. </text:p>
                      <text:list>
                        <text:list-item>
                          <text:p text:style-name="P5">They are not directly paid by anyone involved in a case.</text:p>
                        </text:list-item>
                        <text:list-item>
                          <text:p text:style-name="P5">They are paid by a pool of money dedicated to funding courts that comes from Zutha earnings and donations. The proportion of this fund they receive is determined by their reputation in the legal reputation domains.</text:p>
                        </text:list-item>
                        <text:list-item>
                          <text:p text:style-name="P5">A court earns its income by earning its reputation, and it earns its reputation by ruling on cases in a way that meets broad approval.</text:p>
                        </text:list-item>
                        <text:list-item>
                          <text:p text:style-name="P5">If a court favours a claimant unreasonably, conscientious members of the community interested in the insurance issue will likely punish them for unjustly gifting money to favoured individuals from the Zutha community's purse.</text:p>
                        </text:list-item>
                        <text:list-item>
                          <text:p text:style-name="P5">If a court is obviously cruel to a claimant by denying a claim using dubious reasoning, then members of the community who care about the issue are likely to side with the claimant because this time their feeling of empathy with someone who could easily be them will be triggered.</text:p>
                        </text:list-item>
                        <text:list-item>
                          <text:p text:style-name="P5">In both cases, the users who vote on the court's reputation will be acting rationally from their own perspective; if too much money is given away to claimants for dubious cases, the cost of insurance will go up with little social gain, but if a court consistently fails to recognise legitimate claims, then the integrity of the entire insurance scheme is undermined. Since no one would want such a court to rule on their own insurance claim, they would want to vote the court “out of office”, as it were.</text:p>
                        </text:list-item>
                      </text:list>
                    </text:list-item>
                  </text:list>
                </text:list-item>
              </text:list>
            </text:list-item>
          </text:list>
        </text:list-item>
        <text:list-item>
          <text:p text:style-name="P5">Now that reputation is fully a currency that can easily be converted between reputation domains, what will stop people from voting themselves a share of reputation in a domain that earns real money from Zutha?</text:p>
          <text:list>
            <text:list-item>
              <text:p text:style-name="P5">Well actually it was already possible to do this before, only now it is more obvious that it is possible, which I think is probably a good thing as it will make people more conscious of preventing the abuse of this ability.</text:p>
            </text:list-item>
            <text:list-item>
              <text:p text:style-name="P5">Some examples of possible abuses:</text:p>
              <text:list>
                <text:list-item>
                  <text:p text:style-name="P5">Someone who has earned a reputation for making delicious dessert recipes could potentially create a junk item that they label a contribution to Zutha's specification and invest all their Zuth in that item.</text:p>
                </text:list-item>
                <text:list-item>
                  <text:p text:style-name="P5">This would give them some reputation in the Zutha Specification domain which would cause them to start earning an income in real money in proportion to the size of the investment they were able to make after the expensive conversion from Cooking to Zutha Specification domains.</text:p>
                </text:list-item>
                <text:list-item>
                  <text:p text:style-name="P5">To take an even more alarming example, a group of teenagers could get together and start their own court which they register on Zutha. They could use whatever reputation they can get their hands on from other domains and convert it into reputation in Zutha Law which might enable them to be assigned to hear a case.</text:p>
                </text:list-item>
              </text:list>
            </text:list-item>
            <text:list-item>
              <text:p text:style-name="P5">The fact that conversion of reputation between distant domains is expensive will be an important, but not sufficient barrier to prevent such abuses.</text:p>
              <text:list>
                <text:list-item>
                  <text:p text:style-name="P5">People with a small enough reputation for their activities to attract little attention are unlikely to be able to accrue a substantial reputation in domains for which they have not earned it.</text:p>
                </text:list-item>
                <text:list-item>
                  <text:p text:style-name="P5">The conversion rate between Cooking and Zutha Specification, for example (which is the same as the conversion rate between the Universal Domain and Zutha Specification) might be something like 50:1 because it would involve going through several layers of domains like Reasoning, Computer Science, Specification Design, Zutha Architecture, Communication Skills etc. each of which might shave off 50% or more upon conversion from a higher level domain. ½^5=1/32 so 50:1 seems like it could be a realistic number.</text:p>
                </text:list-item>
                <text:list-item>
                  <text:p text:style-name="P5">If someone with a modest 1000 reputation in some domain totally unrelated to Zutha Specification Design bought themselves reputation in that domain, it would cost them their entire reputation to get 20 reputation in Zutha Spec. Design.</text:p>
                </text:list-item>
                <text:list-item>
                  <text:p text:style-name="P5">Worse than the immediate loss of net reputation from converting between distant domains would be how vulnerable you would become to losing that expensive purchase of undeserved reputation.</text:p>
                </text:list-item>
                <text:list-item>
                  <text:p text:style-name="P5">When users who are actually knowledgeable about Zutha Specification Design come across the (presumably junk) item that was invested in, they certainly be unappreciative and will probably oppose the investment with negative investments of their own. Since investing in items in the Zutha Specification Domain is costless to them, there is not much stopping this from happening and several forces inducing it to happen, including the pride of legitimate members of a reputation domain in keeping their reputation in that domain meaningful.</text:p>
                </text:list-item>
                <text:list-item>
                  <text:p text:style-name="P5">Once the cook's reputation in Zutha Specification Design goes negative they have no way of getting their investment back. </text:p>
                  <text:list>
                    <text:list-item>
                      <text:p text:style-name="P5">If they keep it it simply offsets the negative investments somewhat leaving them with a slightly less negative reputation in that domain.</text:p>
                    </text:list-item>
                    <text:list-item>
                      <text:p text:style-name="P5">If they sell the investment, it will be received initially as reputation in a domain that is currently negative, which means it will be completely absorbed offsetting the negative reputation balance and none will be left over to convert back into other domains or re-invest.</text:p>
                    </text:list-item>
                  </text:list>
                </text:list-item>
                <text:list-item>
                  <text:p text:style-name="P5">So someone that tried to earn an income from Zutha by buying reputation in a well-paid Zutha Contribution domain would likely earn very little before losing their expensively-bought reputation entirely.</text:p>
                </text:list-item>
                <text:list-item>
                  <text:p text:style-name="P5">But there is certainly a chance that someone could pull off acquiring an undeserved reputation with special privileges and keep it for long enough to cause problems. How do we stop a bunch of teenagers becoming a self-appointed court of law for example?</text:p>
                </text:list-item>
              </text:list>
            </text:list-item>
            <text:list-item>
              <text:p text:style-name="P5">Reputation domains that provide important privileges, like the one for being a court of law (which I'm dubbing Zutha Law for now), should have transparency and peer review requirements in place before the special privileges become active.</text:p>
              <text:list>
                <text:list-item>
                  <text:p text:style-name="P5">The creation of a new Zutha Court for example, would require a minimum reputation in the Zutha Law domain and would require the endorsement of a much larger weight of Zuth in that domain, as well as a long and very high-exposure review period, before it would become active.</text:p>
                </text:list-item>
                <text:list-item>
                  <text:p text:style-name="P5">So, for example, a bunch of teenagers could vote on their own comments in the Zutha Law domain for a while to accrue sufficient reputation in that domain to create their own Court item. But for that Court item to become an active and meaningful representation of their membership of the Zutha court system, they would need to get their hands on a much larger amount of Zuth in the Zutha Law domain, as well as survive the scrutiny of the entire Zutha Law community for weeks or months during which time their self-investments in their Court item could easily be countered by users with much more power in that domain for which squashing their kangaroo court would be quite cheap.</text:p>
                </text:list-item>
              </text:list>
            </text:list-item>
          </text:list>
        </text:list-item>
      </text:list>
      <text:list xml:id="list35131468" text:style-name="L2">
        <text:list-item>
          <text:p text:style-name="P9">Zutha software platform paradigm</text:p>
          <text:list>
            <text:list-item>
              <text:p text:style-name="P9">Generalise the GNU model of lots of specialised tools that take text on the command-line. Pass Zutha objects (items) around instead. </text:p>
            </text:list-item>
            <text:list-item>
              <text:p text:style-name="P9">Programs will know what kinds of items they can act on and they can export this information as Zutha semantic data which could be read by client software to provide useful feedback to users as they interact with programs. As a simple example, a client could provide an auto-complete feature for sending commands to a program, analogous to an IDE.</text:p>
            </text:list-item>
            <text:list-item>
              <text:p text:style-name="P9">As an example, consider a program that does automated renaming of files/items. It would take in a collection of items to rename (which could be created manually or by sending a query to a different program) and a program to process each name. It would then pass each item's name in turn to the name-processing program and change that item's name to the result. The name processing program might be constructed using a regex-processor program that takes a set of replacement regular expressions as input and outputs a program that applies those replacements to its input and returns the result.</text:p>
            </text:list-item>
            <text:list-item>
              <text:p text:style-name="P9">Direct text input would be just one kind of message that could be sent to a program so programs already written with the Linux paradigm could be made available with this more primitive interface without any changes being necessary.</text:p>
            </text:list-item>
            <text:list-item>
              <text:p text:style-name="P9">The best way to apply this paradigm would be to have all programs written in a standardised, Zuthanet integrated language, and hosted on the Zuthanet </text:p>
              <text:list>
                <text:list-item>
                  <text:p text:style-name="P9">The Zutha-language implementation of the program would act as the canonical form that is used to verify the correctness of Hosts that run it.</text:p>
                </text:list-item>
                <text:list-item>
                  <text:p text:style-name="P9">There may be multiple different optimised versions made of the canonical version, though, and hosts would be free to chose from among these if they trust that the one they choose is correct.</text:p>
                </text:list-item>
                <text:list-item>
                  <text:p text:style-name="P9">The implementation of the Zutha language on host machines would also involve lots of experimentation with optimising compilers. This would be a more scalable approach to achieving greater efficiency and would likely be the way most programs on the Zutha platform are run.</text:p>
                </text:list-item>
              </text:list>
            </text:list-item>
            <text:list-item>
              <text:p text:style-name="P9">The experience of a user should run something like the following example:</text:p>
              <text:list>
                <text:list-item>
                  <text:p text:style-name="P9">Scenario: a user wants to create a movie clip of their favourite superhero with their own face replacing that of the original actor who played the superhero.</text:p>
                </text:list-item>
                <text:list-item>
                  <text:p text:style-name="P9">They search the Zuthanet for photos of their own face, possibly within a private, encrypted section of the Zuthanet that their client would have decrypted and made seamlessly available within the wider knowledegbase.</text:p>
                </text:list-item>
                <text:list-item>
                  <text:p text:style-name="P9">They search for a program that does automated face replacements in movies. There might be many. They choose the one with the highest reputation.</text:p>
                </text:list-item>
                <text:list-item>
                  <text:p text:style-name="P9">They read the summary of how the program works which is the default view of the item that represents the face-replacement program. It says it requires a pre-processed face object as input, as processed by a specific other program, which it links to.</text:p>
                </text:list-item>
                <text:list-item>
                  <text:p text:style-name="P9">The user goes to the face-construction program and it explains that it can take any image object as input (as it will use 3<text:span text:style-name="T1">rd</text:span> party programs to convert to the format it prefers). </text:p>
                </text:list-item>
                <text:list-item>
                  <text:p text:style-name="P9">They press the execute-program button (or uses whatever interface their client has employed for interacting with programs) and are presented with a series of questions, about what input parameters they want to give to the program. Their client reads the available input fields from the program's specification and presents them to the user according to the client's implementation and user preferences. The interaction might be presented as a GUI with traditional browser-like input fields, as an old-school command-line interaction, as a brain-machine-interface communication or whatever.</text:p>
                </text:list-item>
                <text:list-item>
                  <text:p text:style-name="P9">Some inputs may be numeric parameters; some might be entire configuration objects for tweaking the behaviour of the algorithm of which the user could create their own or select from configuration objects created by other users; one input field in this scenario will be the image to extract a face from. The user might enter this parameter by entering its ZID number, by graphically dragging the object from another part of their client's visual interface, or by recalling it from their short term memory and allowing their brain-machine-interface software to associate the thought with the recent object they were examining when they first stored that pattern of associations in their short-term memory.</text:p>
                </text:list-item>
                <text:list-item>
                  <text:p text:style-name="P9">Many parameters are likely to be optional in this case, and most of these should be packaged in configuration objects that allow the user to select from high-level functionality instead of needing to be exposed to the low level details of the algorithm.</text:p>
                </text:list-item>
                <text:list-item>
                  <text:p text:style-name="P9">In this case the user just enters their image into the program and selects all the default settings and is promptly returned a new object that represents the algorithm's attempt (using default settings) to extract the facial information from it. The user's client might display the returned object in some graphical way that the user can immediately interact with (by zooming, rotating and moving it around their display for example) or it might just show a simple textual link to the new Zutha item that represents the object.</text:p>
                </text:list-item>
                <text:list-item>
                  <text:p text:style-name="P9">The user now returns to the face-replacement program and executes it. When asked for a face object, they enter the one just created, perhaps by dragging it from where they left it hovering in another part of their visual interface.</text:p>
                </text:list-item>
                <text:list-item>
                  <text:p text:style-name="P9">They are also asked for a film clip to insert the face into. It turns out other people have already gone to the trouble of processing the film clip this user wants to use, so all they need to do is give the face-replacement program a meta-data rich film-clip item in the format it wants. If they had needed to process the film themselves, the face-replacement program might have suggested a program that could do that, or it might have offered to send the raw film clip to that program itself using the default settings so that the user wouldn't need to do anything except pass the raw film and photo to the face-replacement program (the same could be done with the face-extraction algorithm).</text:p>
                </text:list-item>
                <text:list-item>
                  <text:p text:style-name="P9">The face-replacement program does its work and returns a new video object with the user's own face in place of the superhero's. The object is stored as a semantic entity in the knowledgebase, possibly with a name the user gave it when running the program. The user's client is simply returned the ZID of the resulting object and can do with it whatever its makers have programmed it to do – such as display a floating interactive object in the user's display that the user can drag into containers and categories and into messages to send to other users.</text:p>
                </text:list-item>
              </text:list>
            </text:list-item>
            <text:list-item>
              <text:p text:style-name="P9">Processing can either happen on the user's client or can be distributed across many hosts.</text:p>
              <text:list>
                <text:list-item>
                  <text:p text:style-name="P9">A user would need reputation in order to ask hosts to run resource intensive processing tasks for them, but with sufficient reputation they could get access to an on-demand distributed supercomputer.</text:p>
                </text:list-item>
              </text:list>
            </text:list-item>
            <text:list-item>
              <text:p text:style-name="P9">Programs are passed around a bit like Javascript in today's web; as code that is automatically downloaded and processed without the user needing to take any action other than to request execution of a program they find. There would be none of the antiquated concept of “installation”, let alone compiling, adding directories to your classpath or editing of configuration files in a text editor. </text:p>
            </text:list-item>
            <text:list-item>
              <text:p text:style-name="P9">Programs would not come bundled together as enormous monolithic monstrosities like Microsoft Office or Photoshop; every function would have a distinct identity and only the functions that are actually going to be executed would be downloaded by your client (if you are going to run the programs on your client that is – you might instead just send an execution request to the network and have the results returned to you).</text:p>
            </text:list-item>
            <text:list-item>
              <text:p text:style-name="P9">Setting up an entire application server and getting all the different components to talk to each should, in most cases be a simple matter of finding a pre-configured environment made by someone else that is similar to what you want and downloading it to your client (which is your server connecting to the Zuthanet as a client). </text:p>
              <text:list>
                <text:list-item>
                  <text:p text:style-name="P9">You could then tweak your environment by modifying settings items that would appear in the context of their place in the Zuthanet, alongside documentation and a real-time channel of communication with the community. </text:p>
                </text:list-item>
                <text:list-item>
                  <text:p text:style-name="P9">Adding a component would involve simply referencing that component from the program that would call it. </text:p>
                </text:list-item>
                <text:list-item>
                  <text:p text:style-name="P9">For example, if you wanted to connect to Redis database from a Lift web application, you would simply create a semantic object in the Zuthanet representing a new Redis database and make the call to that Redis database in your program – not as a plain text name, but by making a programmatic reference to the Zutha object representing the Redis database. </text:p>
                </text:list-item>
                <text:list-item>
                  <text:p text:style-name="P9">You would specify as part of the Redis Database item that it is located on the machine you are configuring. This action would require the permission to modify your machine because it would be synonymous with actually putting the program on your machine.</text:p>
                </text:list-item>
                <text:list-item>
                  <text:p text:style-name="P9">The Redis code would be downloaded as it is needed by your machine and no further configuration would be needed on your part. You could modify Redis settings of course, but this would just be a matter of modifying setting items associated with the semantic Redis Database item you created.</text:p>
                </text:list-item>
                <text:list-item>
                  <text:p text:style-name="P9">The code you write that references your Redis Database would just be Zutha data (possibly private and seen only by your client, but still forming a seamless part of the Zuthanet from your perspective.) The link to your Redis database would be just like any other Zutha association. Your code would be labelled as being stored on the machine you are configuring, and so it would be.</text:p>
                </text:list-item>
                <text:list-item>
                  <text:p text:style-name="P9">Your entire configuration would be just a graph of interconnected items that you construct and make semantic links between. This semantic structure could be taken and used by other users in the same way you started with a pre-configured server environment. </text:p>
                </text:list-item>
                <text:list-item>
                  <text:p text:style-name="P9">In fact, the structure could be “installed” on multiple different machines at once simply by associating it with each of those machines. </text:p>
                </text:list-item>
                <text:list-item>
                  <text:p text:style-name="P9">If you wanted to modify something about one machine but not all the others, the configuration structure could be modified in the way that immutable data structures can be modified to minimise duplication of data without modifying any of it. So for example, a new top level configuration item would be created, and the items directly between it and the modified item would be duplicated, but everything else would simply be linked to by the new structure.</text:p>
                </text:list-item>
              </text:list>
            </text:list-item>
            <text:list-item>
              <text:p text:style-name="P9">Every entity that we interact with could conceivably be virtualised as an item in the Zuthanet which we would interact with in proxy of the actual thing. Now that wouldn't be desirable in all cases (women come to mind for me for example, though there already appear to be plenty of people who find satisfaction in virtual sexual encounters), but in the case of scenarios like application server configuration, the ability to interact with more abstract objects than actual files on a hard drive, command-line arguments or TCP connections could be a blessing.</text:p>
            </text:list-item>
          </text:list>
        </text:list-item>
      </text:list>
      <text:h text:style-name="Heading_20_1" text:outline-level="1">Sat 3-Mar-12</text:h>
      <text:list xml:id="list36304259" text:continue-list="list36302418" text:style-name="Default_20_List">
        <text:list-item>
          <text:p text:style-name="List_20_Paragraph">Distributed Insurance again</text:p>
          <text:list>
            <text:list-item>
              <text:p text:style-name="List_20_Paragraph">If a group's liability is determined by a decreasing function (like log or sqrt) of its total risk, then member of larger groups will pay much less than members of smaller groups</text:p>
            </text:list-item>
            <text:list-item>
              <text:p text:style-name="List_20_Paragraph">Consider a community Z that is a member of the global community G</text:p>
              <text:list>
                <text:list-item>
                  <text:p text:style-name="List_20_Paragraph">Z has a population of 10,000 and a total risk of 100,000</text:p>
                </text:list-item>
                <text:list-item>
                  <text:p text:style-name="List_20_Paragraph">G has a population of 1,010,000 comprised of Z and 1000 other communities of population 1000 each with a risk of 10,000</text:p>
                </text:list-item>
                <text:list-item>
                  <text:p text:style-name="List_20_Paragraph">The average risk per person of every top-level community is the same (10 per person)</text:p>
                </text:list-item>
                <text:list-item>
                  <text:p text:style-name="List_20_Paragraph">If Z's share of the liability is based on its total risk compared to that of the other communities than its share would be:</text:p>
                  <text:list>
                    <text:list-item>
                      <text:p text:style-name="List_20_Paragraph">liability_G(Z) = log(100,000)/(log(100,000)+1000*log(10,000)) = 0.00124843945</text:p>
                    </text:list-item>
                    <text:list-item>
                      <text:p text:style-name="P4">liability_G(others) = <text:s/>log(10,000)/(log(100,000)+1000*log(10,000)) = 0.000998751561</text:p>
                    </text:list-item>
                    <text:list-item>
                      <text:p text:style-name="P4">0.00124843945/0.000998751561 = 1.25</text:p>
                    </text:list-item>
                    <text:list-item>
                      <text:p text:style-name="P4">So Z would pay 1/4 more than each of the other communities despite being 10 times larger than them.</text:p>
                    </text:list-item>
                  </text:list>
                </text:list-item>
                <text:list-item>
                  <text:p text:style-name="P4">So each member of Z pays, on average, 0.125 times the amount paid by users on the other communities of G despite having the same average risk as all the members of the other communities.</text:p>
                </text:list-item>
              </text:list>
            </text:list-item>
            <text:list-item>
              <text:p text:style-name="List_20_Paragraph">It is going to be inevitable that communities differ in size significantly so this problem needs to be solved</text:p>
            </text:list-item>
            <text:list-item>
              <text:p text:style-name="List_20_Paragraph">The scaling function (log, sqrt etc.) could be applied to the per-member risk instead of the total risk of a community</text:p>
              <text:list>
                <text:list-item>
                  <text:p text:style-name="List_20_Paragraph">So in the above scenario, Z's share of the liability of G could be:</text:p>
                  <text:list>
                    <text:list-item>
                      <text:p text:style-name="List_20_Paragraph">liability_G(Z) = log(10)*10,000 / (1*log(10)*10,000 + 1000*log(10)*1000) = 0.0099009901</text:p>
                    </text:list-item>
                    <text:list-item>
                      <text:p text:style-name="P4">liability_G(others) = log(10)*1000 / (1*log(10)*10,000 + 1000*log(10)*1000) = 0.00099009901</text:p>
                    </text:list-item>
                    <text:list-item>
                      <text:p text:style-name="P4">this time Z's liability is 10 times larger as it should be and members of Z have the same liability as the member of the other communities of G</text:p>
                    </text:list-item>
                  </text:list>
                </text:list-item>
                <text:list-item>
                  <text:p text:style-name="P4">Now what happens if Z's risk per capita increases, let's say from 10 to 20?</text:p>
                  <text:list>
                    <text:list-item>
                      <text:p text:style-name="P4">liability_G(Z) = log(20)*10,000 / (1*log(20)*10,000 + 1000*log(10)*1000) = 0.012843206</text:p>
                    </text:list-item>
                    <text:list-item>
                      <text:p text:style-name="P4">liability_G(others) = log(10)*1000 / (1*log(20)*10,000 + 1000*log(10)*1000) = 0.000987156794</text:p>
                    </text:list-item>
                    <text:list-item>
                      <text:p text:style-name="P4">Z's liability is now 0.012843206/0.000987156794 = 13.0103 times that of the other members of G</text:p>
                    </text:list-item>
                    <text:list-item>
                      <text:p text:style-name="P4">Z's liability per capita is therefore 1.3 times that of the other members of G (because Z is 10 times more populous)</text:p>
                    </text:list-item>
                  </text:list>
                </text:list-item>
                <text:list-item>
                  <text:p text:style-name="P4">The total risk of G has now risen from 10,100,000 to 10,200,000. What happens to the absolute risk worn by each member of Z and Z' ?</text:p>
                  <text:list>
                    <text:list-item>
                      <text:p text:style-name="P4">(I'm calling the other members of G than Z, Z')</text:p>
                    </text:list-item>
                    <text:list-item>
                      <text:p text:style-name="P4">let's call the risk actually paid for by an entity its “loss”. This is distinct from its liability, which is its percentage share of the loss experienced by its parent, and risk, which is the risk it contributes to the pool.</text:p>
                    </text:list-item>
                    <text:list-item>
                      <text:p text:style-name="P4">The loss amounts before the increase in Z's risk (time 0) are as follows</text:p>
                      <text:list>
                        <text:list-item>
                          <text:p text:style-name="P4">loss_0(Z) = <text:s/>10,100,000 * 0.0099009901 = 100,000</text:p>
                        </text:list-item>
                        <text:list-item>
                          <text:p text:style-name="P4">loss_0(Z-member) = 100,000/10,000 = 10</text:p>
                        </text:list-item>
                        <text:list-item>
                          <text:p text:style-name="P4">loss_0(Z') = <text:s/>10,100,000 * 0.00099009901 = 10,000</text:p>
                        </text:list-item>
                        <text:list-item>
                          <text:p text:style-name="P4">loss_0(Z'-member) = 10,000/1000 = 10</text:p>
                        </text:list-item>
                        <text:list-item>
                          <text:p text:style-name="P4">So loss equals risk when every community has equal risk. That's as it should be.</text:p>
                        </text:list-item>
                      </text:list>
                    </text:list-item>
                    <text:list-item>
                      <text:p text:style-name="P4">After Z's risk increases from 100,000 to 200,000 (time 1), loss amounts become:</text:p>
                      <text:list>
                        <text:list-item>
                          <text:p text:style-name="P4">loss_1(Z) = <text:s/>10,200,000 * 0.012843206 = 131,000.701</text:p>
                        </text:list-item>
                        <text:list-item>
                          <text:p text:style-name="P4">loss_1(Z-member) = 131,000.701/10,000 = 13.10</text:p>
                        </text:list-item>
                        <text:list-item>
                          <text:p text:style-name="P4">loss_1(Z') = <text:s/>10,200,000 * 0.000987156794 = 10,068.9993</text:p>
                        </text:list-item>
                        <text:list-item>
                          <text:p text:style-name="P4">loss_1(Z'-member) = 10,068.9993/1000 = 10.069</text:p>
                        </text:list-item>
                      </text:list>
                    </text:list-item>
                    <text:list-item>
                      <text:p text:style-name="P4">So loss increases be a hefty 31% for Z-members as a result of their 100% increase in risk, but it also increases for all the other members of G by a smaller 0.69%.</text:p>
                    </text:list-item>
                    <text:list-item>
                      <text:p text:style-name="P4">So the group responsible for the increase in global risk, Z, pays a heftier percentage increase in loss, but they actually only pay 31,000 of the 100,000 unit increase in risk they cause. The other 69,000 is distributed across all the other members of G (Z'). Each community in Z' only experiences an increased loss of 0.69% though because there are 1000 communities of 1000 members (each with 10 loss already) to distribute the loss of 69,000 across.</text:p>
                    </text:list-item>
                  </text:list>
                </text:list-item>
                <text:list-item>
                  <text:p text:style-name="P4">This method seems to solve the problem of larger groups being favoured</text:p>
                </text:list-item>
              </text:list>
            </text:list-item>
          </text:list>
        </text:list-item>
      </text:list>
      <text:h text:style-name="Heading_20_1" text:outline-level="1">Sun 4-Mar-12</text:h>
      <text:list xml:id="list36298878" text:continue-numbering="true" text:style-name="Default_20_List">
        <text:list-item>
          <text:p text:style-name="List_20_Paragraph"/>
        </text:list-item>
        <text:list-item>
          <text:p text:style-name="List_20_Paragraph">Nodes can verify another node's possession of a large amount of data cheaply by inventing a unique hash function and asking the other node to hash the data with it. If the verifying node has possession of the data themselves then they can compare the returned hash with what they get themselves. If not, they can send the unique hash function to multiple independent nodes that are expected to possess the data. Assuming a majority of these nodes are not colluding, any odd response could be treated as an attempted bluff and could be punished. </text:p>
          <text:list>
            <text:list-item>
              <text:p text:style-name="List_20_Paragraph">Without such a verification policy, even independent hosts entrusted with low popularity items could end up forgetting data by their individual incentives. If a host was only required to sign off on data packages as they are passed to new entrants to the controller group, they could get away with not storing the data themselves and simply relying on another host to actually send the data itself to the new entrant. Clearly such a lenient model would be degenerate. </text:p>
            </text:list-item>
            <text:list-item>
              <text:p text:style-name="List_20_Paragraph">All that is required to create a new hashing algorithm is to add a unique salt to input data before applying the hash. The salt could simply be the current timeframe key, which cannot be predicted in advance. </text:p>
            </text:list-item>
            <text:list-item>
              <text:p text:style-name="List_20_Paragraph">Hosts could verify their possession of data by hashing it after appending the current timeframe key. </text:p>
            </text:list-item>
            <text:list-item>
              <text:p text:style-name="List_20_Paragraph">The best way for the verification process to work would be for the timeframe-specific hashes to be posted publicly as part of a periodic standard procedure. </text:p>
            </text:list-item>
            <text:list-item>
              <text:p text:style-name="List_20_Paragraph">If every host had to sign the same hash, then they could all copy the hash posted by the first. So the salt added before hashing should be host-specific; probably just the timeframe key and their public key. Hosts would have no reason to voluntarily post someone else's hash. If one did through an agreement then this would be no problem because all the hosts would still be taking responsibility for ensuring they can get access to the data (if they can get access to the correct timeframe specific and host specific hash then they can get access to the data required to generate it through the same channel.) </text:p>
            </text:list-item>
          </text:list>
        </text:list-item>
        <text:list-item>
          <text:p text:style-name="List_20_Paragraph">Items could accumulate a lot of associated baggage in the form of history and auditing data. It would be inefficient to pass this immutable data around every timeframe to new entrants to controller groups. </text:p>
          <text:list>
            <text:list-item>
              <text:p text:style-name="List_20_Paragraph">The recent data would need to be examined and verified by the new entrants but the old data should be archived. </text:p>
            </text:list-item>
            <text:list-item>
              <text:p text:style-name="List_20_Paragraph">The top of the hash tree of old data would be part of the newer verification data so the veracity of the archive could always be confirmed by the live head of the auditing hash tree. </text:p>
            </text:list-item>
          </text:list>
        </text:list-item>
        <text:list-item>
          <text:p text:style-name="List_20_Paragraph">Archives should have their own mechanisms to avoid tampering. </text:p>
          <text:list>
            <text:list-item>
              <text:p text:style-name="List_20_Paragraph">The hash of the whole archive should be protected by a fast moving controller group even though the holders of the data itself would change slowly. </text:p>
            </text:list-item>
            <text:list-item>
              <text:p text:style-name="List_20_Paragraph">An archive should be a bucket consisting of all archived items whose zid hash falls within a particular range. </text:p>
            </text:list-item>
            <text:list-item>
              <text:p text:style-name="List_20_Paragraph">The archive will have a slow-changing storage controller group and a fast changing auditing controller group. </text:p>
            </text:list-item>
            <text:list-item>
              <text:p text:style-name="List_20_Paragraph">The storage controller group would be required to post host and timeframe specific hashes to the auditing group each timeframe along with the simple hash which would only change when an item is added or removed from its archive. </text:p>
            </text:list-item>
            <text:list-item>
              <text:p text:style-name="List_20_Paragraph">The auditing group would simply keep a history of all the hashes. It would need to change quickly to ensure that no one can get control of it and alter its hash history to. </text:p>
            </text:list-item>
            <text:list-item>
              <text:p text:style-name="List_20_Paragraph">Control of all members of both the audit and storage group would be required to modify the archive. For example, to wipe all traces of an item from the archive, an attacker would need to have all the hosts that were in the archive's storage group at the time the item was added sign an archive that omits the item. They would then need to get all the hosts that have been in the storage group since to sign hashes of all the alternate archives that omit the censored item. Since the audit group has kept a hash tree of the correct progression of hashes, the attacker would need to control all the members of the audit group back to the time of archive of their target for censorship and have them sign the alternate hash tree consisting of the hashes they just had re-signed by the storage group members. </text:p>
            </text:list-item>
            <text:list-item>
              <text:p text:style-name="List_20_Paragraph">The event items that make up the revision history of archived items, including the one that changed the item's status to archived, would all be stored in different archives. This means there will be a trail that can lead to an attacker's fraudulent censorship of an item even if the attacker manages to remove access to the item by looking up its zid at the appropriate archive. </text:p>
            </text:list-item>
            <text:list-item>
              <text:p text:style-name="List_20_Paragraph">Audit groups should include signatures from the controller groups that participate in the event of archiving an item. In fact the audit group of an archive should simply form a part of the standard global event hash chain. The event that archives an item has bi-directional dependency with the archive state and the archive's audit group manages the archives event hash chain. </text:p>
            </text:list-item>
            <text:list-item>
              <text:p text:style-name="List_20_Paragraph">New entrants to an archive storage group should verify the signed hashes of the other members. It would be a serious offence for a host to caught faking (or falsifying) a data possession verification hash. </text:p>
            </text:list-item>
          </text:list>
        </text:list-item>
        <text:list-item>
          <text:p text:style-name="List_20_Paragraph">The punishment of a host for violating the standard should be a zero-sum game. The agent (user or node) who first reports it will receive reward equal to the transgressors punishment. </text:p>
        </text:list-item>
        <text:list-item>
          <text:p text:style-name="List_20_Paragraph">The separation of storage managers and auditors for archives could be applied to all items. </text:p>
          <text:list>
            <text:list-item>
              <text:p text:style-name="List_20_Paragraph">All revisions are immutable. So every revision event item could automatically be archived. Since the revision items store all the data in the whole network this means all data would be archived. </text:p>
            </text:list-item>
            <text:list-item>
              <text:p text:style-name="List_20_Paragraph">For efficiency reasons, item controller groups should store the full latest version of their item, but their main responsibility should be to process and verify modification requests. They could delegate much of the data serving task to archive groups which would just serve static content. </text:p>
            </text:list-item>
          </text:list>
        </text:list-item>
        <text:list-item>
          <text:p text:style-name="List_20_Paragraph">Stress testing protocols </text:p>
          <text:list>
            <text:list-item>
              <text:p text:style-name="List_20_Paragraph">There should be a provision for high reputation users to secretly organize a security/stress test on the network. They would sign a document in advance explaining their intentions and then present it to hosts that they ask to participate in a simulated attack. </text:p>
            </text:list-item>
            <text:list-item>
              <text:p text:style-name="List_20_Paragraph">An example stress test could be to ask the hosts that will be involved in a planned transaction to misbehave in some way, such as by allowing a double spend to occur. The test would be how long it would take hosts outside the conspiracy to detect and report the inconsistency. </text:p>
            </text:list-item>
            <text:list-item>
              <text:p text:style-name="List_20_Paragraph">The hosts that participated in the simulated attack would be automatically punished upon detection. A provision in the standard specifically for stress testing though would allow them to present the document signed by the initiators of the stress test and divert the default proceedings to a special resolution process specificity for this scenario. The resolution process should involve a very public debate and vote by the community to decide if the actions performed for the stress test were acceptable. </text:p>
            </text:list-item>
            <text:list-item>
              <text:p text:style-name="List_20_Paragraph">If the initiators use this stress testing provision to convince hosts to let them generate millions of dollars in profit for themselves than they, as well as the hosts that agreed to participate should be punished. </text:p>
            </text:list-item>
            <text:list-item>
              <text:p text:style-name="List_20_Paragraph">If they cause a double spend of $1 however, then this would clearly be in the spirit of an honesr stress test. </text:p>
            </text:list-item>
            <text:list-item>
              <text:p text:style-name="List_20_Paragraph">Regardless of whether the stress test is judge honest or malicious, its effects should be reversed as would be normal practice when inconsistencies are discovered.</text:p>
            </text:list-item>
          </text:list>
        </text:list-item>
      </text:list>
      <text:h text:style-name="Heading_20_1" text:outline-level="1">Fri 16-Mar-12</text:h>
      <text:list xml:id="list36324032" text:continue-numbering="true" text:style-name="Default_20_List">
        <text:list-item>
          <text:p text:style-name="List_20_Paragraph">Censorship Protection</text:p>
          <text:list>
            <text:list-item>
              <text:p text:style-name="List_20_Paragraph">All immutable data should be stored in blocks of uniform size, B. </text:p>
            </text:list-item>
            <text:list-item>
              <text:p text:style-name="List_20_Paragraph">When a small piece of data is uploaded, it should be combined with other small pieces from a queue to make up the size to B, with any left over space filled with random data.</text:p>
            </text:list-item>
            <text:list-item>
              <text:p text:style-name="P4">When a block has been prepared, it should be XORed with a randomly selected existing block and the result should be what is actually stored.</text:p>
            </text:list-item>
            <text:list-item>
              <text:p text:style-name="P4">The queue of filler data should be constructed by randomly selecting existing data fragments and creating new mirrors of them. These mirrors should be of the original file, not one of the XORed versions stored in other blocks. This original version needs to be reconstructed in the normal way (with appropriate XOR operations) because it will not be stored anywhere.</text:p>
            </text:list-item>
            <text:list-item>
              <text:p text:style-name="List_20_Paragraph">It would be best if the block size is small so that retrieval of small files does not incur excessive overhead.</text:p>
            </text:list-item>
            <text:list-item>
              <text:p text:style-name="List_20_Paragraph">If the block size is small though, then there will be lots of files larger than one block that will not be mirrored automatically by this policy.</text:p>
            </text:list-item>
            <text:list-item>
              <text:p text:style-name="List_20_Paragraph">Perhaps every block should devote half its space to mirroring existing blocks.</text:p>
            </text:list-item>
            <text:list-item>
              <text:p text:style-name="List_20_Paragraph">This would be awfully wasteful of space. But then, all data will be stored with massive redundancy. Why not add a little more in cryptographically obfuscated form to confound censorship?</text:p>
            </text:list-item>
          </text:list>
        </text:list-item>
      </text:list>
      <text:h text:style-name="Heading_20_1" text:outline-level="1">Fri 30-Mar-12</text:h>
      <text:list xml:id="list36308075" text:continue-numbering="true" text:style-name="Default_20_List">
        <text:list-item>
          <text:p text:style-name="List_20_Paragraph">Data representation</text:p>
          <text:list>
            <text:list-item>
              <text:p text:style-name="List_20_Paragraph">Field Sets should be conceptual items with a ZID based on the ZID of their parent</text:p>
            </text:list-item>
            <text:list-item>
              <text:p text:style-name="List_20_Paragraph">A property set ZID might look like: 06X3.07BB2 for the property set of property type 07BB2 for item 06X3.</text:p>
            </text:list-item>
            <text:list-item>
              <text:p text:style-name="P4">An association field set ZID might look like: 06X3.04A33:01K91 where 04A33 is the role and 01K91 is the association type.</text:p>
            </text:list-item>
            <text:list-item>
              <text:p text:style-name="P4">A decision market can be associated with a field set to determine its permission level just by referencing its ZID</text:p>
            </text:list-item>
            <text:list-item>
              <text:p text:style-name="P4">The internal representation of a field set item need not be specified. All its features may be catered for purely via indexes because a field set will not have properties.</text:p>
            </text:list-item>
            <text:list-item>
              <text:p text:style-name="P4"/>
            </text:list-item>
          </text:list>
        </text:list-item>
      </text:list>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List_20_Paragraph"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Default_20_List">
      <style:paragraph-properties fo:margin-top="0cm" fo:margin-bottom="0cm"/>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arnett</meta:initial-creator>
    <meta:creation-date>2012-02-17T11:19:18</meta:creation-date>
    <dc:date>2012-03-30T16:17:15.27</dc:date>
    <meta:editing-duration>PT20H13M7S</meta:editing-duration>
    <meta:editing-cycles>37</meta:editing-cycles>
    <meta:generator>LibreOffice/3.5$Windows_x86 LibreOffice_project/dc9775d-05ecbee-0851ad3-1586698-727bf66</meta:generator>
    <meta:document-statistic meta:table-count="0" meta:image-count="0" meta:object-count="0" meta:page-count="1" meta:paragraph-count="591" meta:word-count="19728" meta:character-count="113914" meta:non-whitespace-character-count="95274"/>
  </office:meta>
</office:document-meta>
</file>